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5272in" fo:break-before="auto" style:use-optimal-row-height="true"/>
    </style:style>
    <style:style style:name="ro4" style:family="table-row">
      <style:table-row-properties style:row-height="0.697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23"/>
    <style:style style:name="ce11" style:family="table-cell" style:parent-style-name="Default" style:data-style-name="N124"/>
    <style:style style:name="ce12" style:family="table-cell" style:parent-style-name="Default" style:data-style-name="N61"/>
    <style:style style:name="ce13" style:family="table-cell" style:parent-style-name="Default" style:data-style-name="N123">
      <style:table-cell-properties fo:wrap-option="wrap"/>
    </style:style>
    <style:style style:name="ce14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35" calcext:value-type="float">
            <text:p>35</text:p>
          </table:table-cell>
          <table:table-cell table:formula="of:=[.E67]/10" office:value-type="float" office:value="0.001194" calcext:value-type="float">
            <text:p>0.001194</text:p>
          </table:table-cell>
          <table:table-cell table:style-name="Default" table:formula="of:=(([.F67]+3)/100)*[.M67]" office:value-type="float" office:value="0.00007761" calcext:value-type="float">
            <text:p>0.000077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2"/>
          <table:table-cell table:formula="of:=[.C67]/1000" office:value-type="float" office:value="0.1892" calcext:value-type="float">
            <text:p>0.1892</text:p>
          </table:table-cell>
          <table:table-cell office:value-type="float" office:value="40" calcext:value-type="float">
            <text:p>40</text:p>
          </table:table-cell>
          <table:table-cell table:formula="of:=[.E68]/10" office:value-type="float" office:value="0.000603" calcext:value-type="float">
            <text:p>0.000603</text:p>
          </table:table-cell>
          <table:table-cell table:style-name="Default" table:formula="of:=(([.F68]+3)/100)*[.M68]" office:value-type="float" office:value="0.000038592" calcext:value-type="float">
            <text:p>0.000038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45" calcext:value-type="float">
            <text:p>45</text:p>
          </table:table-cell>
          <table:table-cell table:formula="of:=[.E69]/10" office:value-type="float" office:value="0.0003262" calcext:value-type="float">
            <text:p>0.0003262</text:p>
          </table:table-cell>
          <table:table-cell table:style-name="Default" table:formula="of:=(([.F69]+3)/100)*[.M69]" office:value-type="float" office:value="0.0000208768" calcext:value-type="float">
            <text:p>2.0876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2"/>
          <table:table-cell table:style-name="ce9" office:value-type="float" office:value="0.1892" calcext:value-type="float">
            <text:p>0.1892</text:p>
          </table:table-cell>
          <table:table-cell office:value-type="float" office:value="50" calcext:value-type="float">
            <text:p>50</text:p>
          </table:table-cell>
          <table:table-cell table:formula="of:=[.E70]/10" office:value-type="float" office:value="0.0001958" calcext:value-type="float">
            <text:p>0.0001958</text:p>
          </table:table-cell>
          <table:table-cell table:style-name="Default" table:formula="of:=(([.F70]+3)/100)*[.M70]" office:value-type="float" office:value="0.000012727" calcext:value-type="float">
            <text:p>0.0000127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55" calcext:value-type="float">
            <text:p>55</text:p>
          </table:table-cell>
          <table:table-cell table:formula="of:=[.E71]/10" office:value-type="float" office:value="0.0001169" calcext:value-type="float">
            <text:p>0.0001169</text:p>
          </table:table-cell>
          <table:table-cell table:style-name="Default" table:formula="of:=(([.F71]+3)/100)*[.M71]" office:value-type="float" office:value="0.0000075985" calcext:value-type="float">
            <text:p>7.598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65" calcext:value-type="float">
            <text:p>65</text:p>
          </table:table-cell>
          <table:table-cell table:formula="of:=[.E72]/10" office:value-type="float" office:value="0.000049" calcext:value-type="float">
            <text:p>0.000049</text:p>
          </table:table-cell>
          <table:table-cell table:style-name="Default" table:formula="of:=(([.F72]+3)/100)*[.M72]" office:value-type="float" office:value="0.000003136" calcext:value-type="float">
            <text:p>0.0000031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0" calcext:value-type="float">
            <text:p>80</text:p>
          </table:table-cell>
          <table:table-cell table:formula="of:=[.E73]/10" office:value-type="float" office:value="0.00001585" calcext:value-type="float">
            <text:p>0.00001585</text:p>
          </table:table-cell>
          <table:table-cell table:style-name="Default" table:formula="of:=(([.F73]+3)/100)*[.M73]" office:value-type="float" office:value="0.00000103025" calcext:value-type="float">
            <text:p>1.0302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85" calcext:value-type="float">
            <text:p>85</text:p>
          </table:table-cell>
          <table:table-cell table:formula="of:=[.E74]/10" office:value-type="float" office:value="0.00001013" calcext:value-type="float">
            <text:p>0.00001013</text:p>
          </table:table-cell>
          <table:table-cell table:style-name="Default" table:formula="of:=(([.F74]+3)/100)*[.M74]" office:value-type="float" office:value="0.00000064832" calcext:value-type="float">
            <text:p>6.483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0" calcext:value-type="float">
            <text:p>90</text:p>
          </table:table-cell>
          <table:table-cell table:formula="of:=[.E75]/10" office:value-type="float" office:value="0.00000787" calcext:value-type="float">
            <text:p>0.00000787</text:p>
          </table:table-cell>
          <table:table-cell table:style-name="Default" table:formula="of:=(([.F75]+3)/100)*[.M75]" office:value-type="float" office:value="0.00000051155" calcext:value-type="float">
            <text:p>5.115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95" calcext:value-type="float">
            <text:p>95</text:p>
          </table:table-cell>
          <table:table-cell table:formula="of:=[.E76]/10" office:value-type="float" office:value="0.000005325" calcext:value-type="float">
            <text:p>0.000005325</text:p>
          </table:table-cell>
          <table:table-cell table:style-name="Default" table:formula="of:=(([.F76]+3)/100)*[.M76]" office:value-type="float" office:value="0.0000003408" calcext:value-type="float">
            <text:p>3.40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1892" calcext:value-type="float">
            <text:p>0.1892</text:p>
          </table:table-cell>
          <table:table-cell office:value-type="float" office:value="155" calcext:value-type="float">
            <text:p>155</text:p>
          </table:table-cell>
          <table:table-cell table:formula="of:=[.E77]/10" office:value-type="float" office:value="0.0000004462" calcext:value-type="float">
            <text:p>4.462E-007</text:p>
          </table:table-cell>
          <table:table-cell table:style-name="Default" table:formula="of:=(([.F77]+3)/100)*[.M77]" office:value-type="float" office:value="0.000000029003" calcext:value-type="float">
            <text:p>0.0000000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35" calcext:value-type="float">
            <text:p>35</text:p>
          </table:table-cell>
          <table:table-cell table:formula="of:=[.E78]/10" office:value-type="float" office:value="0.0007327" calcext:value-type="float">
            <text:p>0.0007327</text:p>
          </table:table-cell>
          <table:table-cell table:style-name="Default" table:formula="of:=(([.F78]+3)/100)*[.M78]" office:value-type="float" office:value="0.0000468928" calcext:value-type="float">
            <text:p>4.6892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0" calcext:value-type="float">
            <text:p>40</text:p>
          </table:table-cell>
          <table:table-cell table:formula="of:=[.E79]/10" office:value-type="float" office:value="0.0003604" calcext:value-type="float">
            <text:p>0.0003604</text:p>
          </table:table-cell>
          <table:table-cell table:style-name="Default" table:formula="of:=(([.F79]+3)/100)*[.M79]" office:value-type="float" office:value="0.0000230656" calcext:value-type="float">
            <text:p>2.30656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45" calcext:value-type="float">
            <text:p>45</text:p>
          </table:table-cell>
          <table:table-cell table:formula="of:=[.E80]/10" office:value-type="float" office:value="0.0001968" calcext:value-type="float">
            <text:p>0.0001968</text:p>
          </table:table-cell>
          <table:table-cell table:style-name="Default" table:formula="of:=(([.F80]+3)/100)*[.M80]" office:value-type="float" office:value="0.000012792" calcext:value-type="float">
            <text:p>0.0000127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0" calcext:value-type="float">
            <text:p>50</text:p>
          </table:table-cell>
          <table:table-cell table:formula="of:=[.E81]/10" office:value-type="float" office:value="0.0001018" calcext:value-type="float">
            <text:p>0.0001018</text:p>
          </table:table-cell>
          <table:table-cell table:style-name="Default" table:formula="of:=(([.F81]+3)/100)*[.M81]" office:value-type="float" office:value="0.000006617" calcext:value-type="float">
            <text:p>0.0000066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55" calcext:value-type="float">
            <text:p>55</text:p>
          </table:table-cell>
          <table:table-cell table:formula="of:=[.E82]/10" office:value-type="float" office:value="0.00005927" calcext:value-type="float">
            <text:p>0.00005927</text:p>
          </table:table-cell>
          <table:table-cell table:style-name="Default" table:formula="of:=(([.F82]+3)/100)*[.M82]" office:value-type="float" office:value="0.00000385255" calcext:value-type="float">
            <text:p>3.8525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0" calcext:value-type="float">
            <text:p>60</text:p>
          </table:table-cell>
          <table:table-cell table:formula="of:=[.E83]/10" office:value-type="float" office:value="0.00003625" calcext:value-type="float">
            <text:p>0.00003625</text:p>
          </table:table-cell>
          <table:table-cell table:style-name="Default" table:formula="of:=(([.F83]+3)/100)*[.M83]" office:value-type="float" office:value="0.00000235625" calcext:value-type="float">
            <text:p>2.3562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65" calcext:value-type="float">
            <text:p>65</text:p>
          </table:table-cell>
          <table:table-cell table:formula="of:=[.E84]/10" office:value-type="float" office:value="0.00002207" calcext:value-type="float">
            <text:p>0.00002207</text:p>
          </table:table-cell>
          <table:table-cell table:style-name="Default" table:formula="of:=(([.F84]+3)/100)*[.M84]" office:value-type="float" office:value="0.00000141248" calcext:value-type="float">
            <text:p>1.4124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2" calcext:value-type="float">
            <text:p>82</text:p>
          </table:table-cell>
          <table:table-cell table:formula="of:=[.E85]/10" office:value-type="float" office:value="0.000005146" calcext:value-type="float">
            <text:p>0.000005146</text:p>
          </table:table-cell>
          <table:table-cell table:style-name="Default" table:formula="of:=(([.F85]+3)/100)*[.M85]" office:value-type="float" office:value="0.000000329344" calcext:value-type="float">
            <text:p>3.29344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85" calcext:value-type="float">
            <text:p>85</text:p>
          </table:table-cell>
          <table:table-cell table:formula="of:=[.E86]/10" office:value-type="float" office:value="0.000004104" calcext:value-type="float">
            <text:p>0.000004104</text:p>
          </table:table-cell>
          <table:table-cell table:style-name="Default" table:formula="of:=(([.F86]+3)/100)*[.M86]" office:value-type="float" office:value="0.00000026676" calcext:value-type="float">
            <text:p>2.667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0" calcext:value-type="float">
            <text:p>90</text:p>
          </table:table-cell>
          <table:table-cell table:formula="of:=[.E87]/10" office:value-type="float" office:value="0.000002842" calcext:value-type="float">
            <text:p>0.000002842</text:p>
          </table:table-cell>
          <table:table-cell table:style-name="Default" table:formula="of:=(([.F87]+3)/100)*[.M87]" office:value-type="float" office:value="0.000000181888" calcext:value-type="float">
            <text:p>1.818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95" calcext:value-type="float">
            <text:p>95</text:p>
          </table:table-cell>
          <table:table-cell table:formula="of:=[.E88]/10" office:value-type="float" office:value="0.000001982" calcext:value-type="float">
            <text:p>0.000001982</text:p>
          </table:table-cell>
          <table:table-cell table:style-name="Default" table:formula="of:=(([.F88]+3)/100)*[.M88]" office:value-type="float" office:value="0.000000126848" calcext:value-type="float">
            <text:p>1.2684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00" calcext:value-type="float">
            <text:p>100</text:p>
          </table:table-cell>
          <table:table-cell table:formula="of:=[.E89]/10" office:value-type="float" office:value="0.000001428" calcext:value-type="float">
            <text:p>0.000001428</text:p>
          </table:table-cell>
          <table:table-cell table:style-name="Default" table:formula="of:=(([.F89]+3)/100)*[.M89]" office:value-type="float" office:value="0.000000091392" calcext:value-type="float">
            <text:p>9.139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292" calcext:value-type="float">
            <text:p>0.2292</text:p>
          </table:table-cell>
          <table:table-cell office:value-type="float" office:value="155" calcext:value-type="float">
            <text:p>155</text:p>
          </table:table-cell>
          <table:table-cell table:formula="of:=[.E90]/10" office:value-type="float" office:value="0.0000001548" calcext:value-type="float">
            <text:p>1.548E-007</text:p>
          </table:table-cell>
          <table:table-cell table:style-name="Default" table:formula="of:=(([.F90]+3)/100)*[.M90]" office:value-type="float" office:value="0.000000010062" calcext:value-type="float">
            <text:p>1.006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35" calcext:value-type="float">
            <text:p>35</text:p>
          </table:table-cell>
          <table:table-cell table:formula="of:=[.E91]/10" office:value-type="float" office:value="0.0004179" calcext:value-type="float">
            <text:p>0.0004179</text:p>
          </table:table-cell>
          <table:table-cell table:style-name="Default" table:formula="of:=(([.F91]+3)/100)*[.M91]" office:value-type="float" office:value="0.0000271635" calcext:value-type="float">
            <text:p>2.71635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0" calcext:value-type="float">
            <text:p>40</text:p>
          </table:table-cell>
          <table:table-cell table:formula="of:=[.E92]/10" office:value-type="float" office:value="0.0002032" calcext:value-type="float">
            <text:p>0.0002032</text:p>
          </table:table-cell>
          <table:table-cell table:style-name="Default" table:formula="of:=(([.F92]+3)/100)*[.M92]" office:value-type="float" office:value="0.0000130048" calcext:value-type="float">
            <text:p>1.30048E-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45" calcext:value-type="float">
            <text:p>45</text:p>
          </table:table-cell>
          <table:table-cell table:formula="of:=[.E93]/10" office:value-type="float" office:value="0.0001025" calcext:value-type="float">
            <text:p>0.0001025</text:p>
          </table:table-cell>
          <table:table-cell table:style-name="Default" table:formula="of:=(([.F93]+3)/100)*[.M93]" office:value-type="float" office:value="0.00000656" calcext:value-type="float">
            <text:p>0.000006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0" calcext:value-type="float">
            <text:p>50</text:p>
          </table:table-cell>
          <table:table-cell table:formula="of:=[.E94]/10" office:value-type="float" office:value="0.0000551" calcext:value-type="float">
            <text:p>0.0000551</text:p>
          </table:table-cell>
          <table:table-cell table:style-name="Default" table:formula="of:=(([.F94]+3)/100)*[.M94]" office:value-type="float" office:value="0.0000035815" calcext:value-type="float">
            <text:p>3.5815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55" calcext:value-type="float">
            <text:p>55</text:p>
          </table:table-cell>
          <table:table-cell table:formula="of:=[.E95]/10" office:value-type="float" office:value="0.00003068" calcext:value-type="float">
            <text:p>0.00003068</text:p>
          </table:table-cell>
          <table:table-cell table:style-name="Default" table:formula="of:=(([.F95]+3)/100)*[.M95]" office:value-type="float" office:value="0.00000196352" calcext:value-type="float">
            <text:p>1.96352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0" calcext:value-type="float">
            <text:p>60</text:p>
          </table:table-cell>
          <table:table-cell table:formula="of:=[.E96]/10" office:value-type="float" office:value="0.00001762" calcext:value-type="float">
            <text:p>0.00001762</text:p>
          </table:table-cell>
          <table:table-cell table:style-name="Default" table:formula="of:=(([.F96]+3)/100)*[.M96]" office:value-type="float" office:value="0.00000112768" calcext:value-type="float">
            <text:p>1.1276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5" calcext:value-type="float">
            <text:p>65</text:p>
          </table:table-cell>
          <table:table-cell table:formula="of:=[.E97]/10" office:value-type="float" office:value="0.00001027" calcext:value-type="float">
            <text:p>0.00001027</text:p>
          </table:table-cell>
          <table:table-cell table:style-name="Default" table:formula="of:=(([.F97]+3)/100)*[.M97]" office:value-type="float" office:value="0.00000065728" calcext:value-type="float">
            <text:p>6.572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6" calcext:value-type="float">
            <text:p>66</text:p>
          </table:table-cell>
          <table:table-cell table:formula="of:=[.E98]/10" office:value-type="float" office:value="0.000009083" calcext:value-type="float">
            <text:p>0.000009083</text:p>
          </table:table-cell>
          <table:table-cell table:style-name="Default" table:formula="of:=(([.F98]+3)/100)*[.M98]" office:value-type="float" office:value="0.000000590395" calcext:value-type="float">
            <text:p>5.9039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68" calcext:value-type="float">
            <text:p>68</text:p>
          </table:table-cell>
          <table:table-cell table:formula="of:=[.E99]/10" office:value-type="float" office:value="0.000007417" calcext:value-type="float">
            <text:p>0.000007417</text:p>
          </table:table-cell>
          <table:table-cell table:style-name="Default" table:formula="of:=(([.F99]+3)/100)*[.M99]" office:value-type="float" office:value="0.000000474688" calcext:value-type="float">
            <text:p>4.746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0" calcext:value-type="float">
            <text:p>80</text:p>
          </table:table-cell>
          <table:table-cell table:formula="of:=[.E100]/10" office:value-type="float" office:value="0.000002389" calcext:value-type="float">
            <text:p>0.000002389</text:p>
          </table:table-cell>
          <table:table-cell table:style-name="Default" table:formula="of:=(([.F100]+3)/100)*[.M100]" office:value-type="float" office:value="0.000000152896" calcext:value-type="float">
            <text:p>1.5289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82" calcext:value-type="float">
            <text:p>82</text:p>
          </table:table-cell>
          <table:table-cell table:formula="of:=[.E101]/10" office:value-type="float" office:value="0.000002068" calcext:value-type="float">
            <text:p>0.000002068</text:p>
          </table:table-cell>
          <table:table-cell table:style-name="Default" table:formula="of:=(([.F101]+3)/100)*[.M101]" office:value-type="float" office:value="0.00000013442" calcext:value-type="float">
            <text:p>1.344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90" calcext:value-type="float">
            <text:p>90</text:p>
          </table:table-cell>
          <table:table-cell table:formula="of:=[.E102]/10" office:value-type="float" office:value="0.000001079" calcext:value-type="float">
            <text:p>0.000001079</text:p>
          </table:table-cell>
          <table:table-cell table:style-name="Default" table:formula="of:=(([.F102]+3)/100)*[.M102]" office:value-type="float" office:value="0.000000070135" calcext:value-type="float">
            <text:p>7.0135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0" calcext:value-type="float">
            <text:p>100</text:p>
          </table:table-cell>
          <table:table-cell table:formula="of:=[.E103]/10" office:value-type="float" office:value="0.0000005034" calcext:value-type="float">
            <text:p>5.034E-007</text:p>
          </table:table-cell>
          <table:table-cell table:style-name="Default" table:formula="of:=(([.F103]+3)/100)*[.M103]" office:value-type="float" office:value="0.0000000322176" calcext:value-type="float">
            <text:p>3.22176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02" calcext:value-type="float">
            <text:p>102</text:p>
          </table:table-cell>
          <table:table-cell table:formula="of:=[.E104]/10" office:value-type="float" office:value="0.0000004394" calcext:value-type="float">
            <text:p>4.394E-007</text:p>
          </table:table-cell>
          <table:table-cell table:style-name="Default" table:formula="of:=(([.F104]+3)/100)*[.M104]" office:value-type="float" office:value="0.000000028561" calcext:value-type="float">
            <text:p>2.8561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2692" calcext:value-type="float">
            <text:p>0.2692</text:p>
          </table:table-cell>
          <table:table-cell office:value-type="float" office:value="155" calcext:value-type="float">
            <text:p>155</text:p>
          </table:table-cell>
          <table:table-cell table:formula="of:=[.E105]/10" office:value-type="float" office:value="0.0000000439" calcext:value-type="float">
            <text:p>4.39E-008</text:p>
          </table:table-cell>
          <table:table-cell table:style-name="Default" table:formula="of:=(([.F105]+3)/100)*[.M105]" office:value-type="float" office:value="0.0000000028535" calcext:value-type="float">
            <text:p>2.8535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35" calcext:value-type="float">
            <text:p>35</text:p>
          </table:table-cell>
          <table:table-cell table:formula="of:=[.E106]/10" office:value-type="float" office:value="0.000279" calcext:value-type="float">
            <text:p>0.000279</text:p>
          </table:table-cell>
          <table:table-cell table:style-name="Default" table:formula="of:=(([.F106]+3)/100)*[.M106]" office:value-type="float" office:value="0.000012555" calcext:value-type="float">
            <text:p>0.0000125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0" calcext:value-type="float">
            <text:p>40</text:p>
          </table:table-cell>
          <table:table-cell table:formula="of:=[.E107]/10" office:value-type="float" office:value="0.0001269" calcext:value-type="float">
            <text:p>0.0001269</text:p>
          </table:table-cell>
          <table:table-cell table:style-name="Default" table:formula="of:=(([.F107]+3)/100)*[.M107]" office:value-type="float" office:value="0.0000058374" calcext:value-type="float">
            <text:p>5.837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45" calcext:value-type="float">
            <text:p>45</text:p>
          </table:table-cell>
          <table:table-cell table:formula="of:=[.E108]/10" office:value-type="float" office:value="0.00006233" calcext:value-type="float">
            <text:p>0.00006233</text:p>
          </table:table-cell>
          <table:table-cell table:style-name="Default" table:formula="of:=(([.F108]+3)/100)*[.M108]" office:value-type="float" office:value="0.00000286718" calcext:value-type="float">
            <text:p>2.8671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0" calcext:value-type="float">
            <text:p>50</text:p>
          </table:table-cell>
          <table:table-cell table:formula="of:=[.E109]/10" office:value-type="float" office:value="0.00003218" calcext:value-type="float">
            <text:p>0.00003218</text:p>
          </table:table-cell>
          <table:table-cell table:style-name="Default" table:formula="of:=(([.F109]+3)/100)*[.M109]" office:value-type="float" office:value="0.00000148028" calcext:value-type="float">
            <text:p>1.4802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55" calcext:value-type="float">
            <text:p>55</text:p>
          </table:table-cell>
          <table:table-cell table:formula="of:=[.E110]/10" office:value-type="float" office:value="0.00001674" calcext:value-type="float">
            <text:p>0.00001674</text:p>
          </table:table-cell>
          <table:table-cell table:style-name="Default" table:formula="of:=(([.F110]+3)/100)*[.M110]" office:value-type="float" office:value="0.0000007533" calcext:value-type="float">
            <text:p>7.533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0" calcext:value-type="float">
            <text:p>60</text:p>
          </table:table-cell>
          <table:table-cell table:formula="of:=[.E111]/10" office:value-type="float" office:value="0.000008999" calcext:value-type="float">
            <text:p>0.000008999</text:p>
          </table:table-cell>
          <table:table-cell table:style-name="Default" table:formula="of:=(([.F111]+3)/100)*[.M111]" office:value-type="float" office:value="0.000000413954" calcext:value-type="float">
            <text:p>0.0000004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65" calcext:value-type="float">
            <text:p>65</text:p>
          </table:table-cell>
          <table:table-cell table:formula="of:=[.E112]/10" office:value-type="float" office:value="0.000005045" calcext:value-type="float">
            <text:p>0.000005045</text:p>
          </table:table-cell>
          <table:table-cell table:style-name="Default" table:formula="of:=(([.F112]+3)/100)*[.M112]" office:value-type="float" office:value="0.00000023207" calcext:value-type="float">
            <text:p>2.3207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82" calcext:value-type="float">
            <text:p>82</text:p>
          </table:table-cell>
          <table:table-cell table:formula="of:=[.E113]/10" office:value-type="float" office:value="0.0000008308" calcext:value-type="float">
            <text:p>8.308E-007</text:p>
          </table:table-cell>
          <table:table-cell table:style-name="Default" table:formula="of:=(([.F113]+3)/100)*[.M113]" office:value-type="float" office:value="0.0000000531712" calcext:value-type="float">
            <text:p>5.3171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90" calcext:value-type="float">
            <text:p>90</text:p>
          </table:table-cell>
          <table:table-cell table:formula="of:=[.E114]/10" office:value-type="float" office:value="0.0000004019" calcext:value-type="float">
            <text:p>4.019E-007</text:p>
          </table:table-cell>
          <table:table-cell table:style-name="Default" table:formula="of:=(([.F114]+3)/100)*[.M114]" office:value-type="float" office:value="0.0000000257216" calcext:value-type="float">
            <text:p>2.5721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00" calcext:value-type="float">
            <text:p>100</text:p>
          </table:table-cell>
          <table:table-cell table:formula="of:=[.E115]/10" office:value-type="float" office:value="0.0000001798" calcext:value-type="float">
            <text:p>1.798E-007</text:p>
          </table:table-cell>
          <table:table-cell table:style-name="Default" table:formula="of:=(([.F115]+3)/100)*[.M115]" office:value-type="float" office:value="0.000000011687" calcext:value-type="float">
            <text:p>1.1687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088" calcext:value-type="float">
            <text:p>0.3088</text:p>
          </table:table-cell>
          <table:table-cell office:value-type="float" office:value="155" calcext:value-type="float">
            <text:p>155</text:p>
          </table:table-cell>
          <table:table-cell table:formula="of:=[.E116]/10" office:value-type="float" office:value="0.00000001335" calcext:value-type="float">
            <text:p>1.335E-008</text:p>
          </table:table-cell>
          <table:table-cell table:style-name="Default" table:formula="of:=(([.F116]+3)/100)*[.M116]" office:value-type="float" office:value="0.0000000008544" calcext:value-type="float">
            <text:p>8.54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35" calcext:value-type="float">
            <text:p>35</text:p>
          </table:table-cell>
          <table:table-cell table:formula="of:=[.E117]/10" office:value-type="float" office:value="0.000173" calcext:value-type="float">
            <text:p>0.000173</text:p>
          </table:table-cell>
          <table:table-cell table:style-name="Default" table:formula="of:=(([.F117]+3)/100)*[.M117]" office:value-type="float" office:value="0.000007958" calcext:value-type="float">
            <text:p>0.0000079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0" calcext:value-type="float">
            <text:p>40</text:p>
          </table:table-cell>
          <table:table-cell table:formula="of:=[.E118]/10" office:value-type="float" office:value="0.00007782" calcext:value-type="float">
            <text:p>0.00007782</text:p>
          </table:table-cell>
          <table:table-cell table:style-name="Default" table:formula="of:=(([.F118]+3)/100)*[.M118]" office:value-type="float" office:value="0.00000365754" calcext:value-type="float">
            <text:p>3.6575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45" calcext:value-type="float">
            <text:p>45</text:p>
          </table:table-cell>
          <table:table-cell table:formula="of:=[.E119]/10" office:value-type="float" office:value="0.00003497" calcext:value-type="float">
            <text:p>0.00003497</text:p>
          </table:table-cell>
          <table:table-cell table:style-name="Default" table:formula="of:=(([.F119]+3)/100)*[.M119]" office:value-type="float" office:value="0.00000160862" calcext:value-type="float">
            <text:p>1.60862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0" calcext:value-type="float">
            <text:p>50</text:p>
          </table:table-cell>
          <table:table-cell table:formula="of:=[.E120]/10" office:value-type="float" office:value="0.000017" calcext:value-type="float">
            <text:p>0.000017</text:p>
          </table:table-cell>
          <table:table-cell table:style-name="Default" table:formula="of:=(([.F120]+3)/100)*[.M120]" office:value-type="float" office:value="0.000000782" calcext:value-type="float">
            <text:p>0.0000007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55" calcext:value-type="float">
            <text:p>55</text:p>
          </table:table-cell>
          <table:table-cell table:formula="of:=[.E121]/10" office:value-type="float" office:value="0.000008518" calcext:value-type="float">
            <text:p>0.000008518</text:p>
          </table:table-cell>
          <table:table-cell table:style-name="Default" table:formula="of:=(([.F121]+3)/100)*[.M121]" office:value-type="float" office:value="0.000000391828" calcext:value-type="float">
            <text:p>3.9182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0" calcext:value-type="float">
            <text:p>60</text:p>
          </table:table-cell>
          <table:table-cell table:formula="of:=[.E122]/10" office:value-type="float" office:value="0.000004432" calcext:value-type="float">
            <text:p>0.000004432</text:p>
          </table:table-cell>
          <table:table-cell table:style-name="Default" table:formula="of:=(([.F122]+3)/100)*[.M122]" office:value-type="float" office:value="0.000000212736" calcext:value-type="float">
            <text:p>2.1273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65" calcext:value-type="float">
            <text:p>65</text:p>
          </table:table-cell>
          <table:table-cell table:formula="of:=[.E123]/10" office:value-type="float" office:value="0.000002362" calcext:value-type="float">
            <text:p>0.000002362</text:p>
          </table:table-cell>
          <table:table-cell table:style-name="Default" table:formula="of:=(([.F123]+3)/100)*[.M123]" office:value-type="float" office:value="0.000000108652" calcext:value-type="float">
            <text:p>1.0865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82" calcext:value-type="float">
            <text:p>82</text:p>
          </table:table-cell>
          <table:table-cell table:formula="of:=[.E124]/10" office:value-type="float" office:value="0.0000003428" calcext:value-type="float">
            <text:p>3.428E-007</text:p>
          </table:table-cell>
          <table:table-cell table:style-name="Default" table:formula="of:=(([.F124]+3)/100)*[.M124]" office:value-type="float" office:value="0.0000000161116" calcext:value-type="float">
            <text:p>1.6111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90" calcext:value-type="float">
            <text:p>90</text:p>
          </table:table-cell>
          <table:table-cell table:formula="of:=[.E125]/10" office:value-type="float" office:value="0.0000001585" calcext:value-type="float">
            <text:p>1.585E-007</text:p>
          </table:table-cell>
          <table:table-cell table:style-name="Default" table:formula="of:=(([.F125]+3)/100)*[.M125]" office:value-type="float" office:value="0.000000007608" calcext:value-type="float">
            <text:p>7.60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00" calcext:value-type="float">
            <text:p>100</text:p>
          </table:table-cell>
          <table:table-cell table:formula="of:=[.E126]/10" office:value-type="float" office:value="0.00000006536" calcext:value-type="float">
            <text:p>6.536E-008</text:p>
          </table:table-cell>
          <table:table-cell table:style-name="Default" table:formula="of:=(([.F126]+3)/100)*[.M126]" office:value-type="float" office:value="0.00000000313728" calcext:value-type="float">
            <text:p>3.1372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486" calcext:value-type="float">
            <text:p>0.3486</text:p>
          </table:table-cell>
          <table:table-cell office:value-type="float" office:value="155" calcext:value-type="float">
            <text:p>155</text:p>
          </table:table-cell>
          <table:table-cell table:formula="of:=[.E127]/10" office:value-type="float" office:value="0.000000003679" calcext:value-type="float">
            <text:p>3.679E-009</text:p>
          </table:table-cell>
          <table:table-cell table:style-name="Default" table:formula="of:=(([.F127]+3)/100)*[.M127]" office:value-type="float" office:value="0.00000000018395" calcext:value-type="float">
            <text:p>1.8395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35" calcext:value-type="float">
            <text:p>35</text:p>
          </table:table-cell>
          <table:table-cell table:formula="of:=[.E128]/10" office:value-type="float" office:value="0.0001123" calcext:value-type="float">
            <text:p>0.0001123</text:p>
          </table:table-cell>
          <table:table-cell table:style-name="Default" table:formula="of:=(([.F128]+3)/100)*[.M128]" office:value-type="float" office:value="0.0000052781" calcext:value-type="float">
            <text:p>5.2781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40" calcext:value-type="float">
            <text:p>40</text:p>
          </table:table-cell>
          <table:table-cell table:formula="of:=[.E129]/10" office:value-type="float" office:value="0.00004662" calcext:value-type="float">
            <text:p>0.00004662</text:p>
          </table:table-cell>
          <table:table-cell table:style-name="Default" table:formula="of:=(([.F129]+3)/100)*[.M129]" office:value-type="float" office:value="0.00000219114" calcext:value-type="float">
            <text:p>2.19114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</text:p>
          </table:table-cell>
          <table:table-cell table:formula="of:=[.E130]/10" office:value-type="float" office:value="0.000009251" calcext:value-type="float">
            <text:p>0.000009251</text:p>
          </table:table-cell>
          <table:table-cell table:style-name="Default" table:formula="of:=(([.F130]+3)/100)*[.M130]" office:value-type="float" office:value="0.000000425546" calcext:value-type="float">
            <text:p>4.25546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55" calcext:value-type="float">
            <text:p>55</text:p>
          </table:table-cell>
          <table:table-cell table:formula="of:=[.E131]/10" office:value-type="float" office:value="0.000004314" calcext:value-type="float">
            <text:p>0.000004314</text:p>
          </table:table-cell>
          <table:table-cell table:style-name="Default" table:formula="of:=(([.F131]+3)/100)*[.M131]" office:value-type="float" office:value="0.000000207072" calcext:value-type="float">
            <text:p>2.0707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0" calcext:value-type="float">
            <text:p>60</text:p>
          </table:table-cell>
          <table:table-cell table:formula="of:=[.E132]/10" office:value-type="float" office:value="0.000002149" calcext:value-type="float">
            <text:p>0.000002149</text:p>
          </table:table-cell>
          <table:table-cell table:style-name="Default" table:formula="of:=(([.F132]+3)/100)*[.M132]" office:value-type="float" office:value="0.000000098854" calcext:value-type="float">
            <text:p>9.885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65" calcext:value-type="float">
            <text:p>65</text:p>
          </table:table-cell>
          <table:table-cell table:formula="of:=[.E133]/10" office:value-type="float" office:value="0.000001074" calcext:value-type="float">
            <text:p>0.000001074</text:p>
          </table:table-cell>
          <table:table-cell table:style-name="Default" table:formula="of:=(([.F133]+3)/100)*[.M133]" office:value-type="float" office:value="0.000000051552" calcext:value-type="float">
            <text:p>5.155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82" calcext:value-type="float">
            <text:p>82</text:p>
          </table:table-cell>
          <table:table-cell table:formula="of:=[.E134]/10" office:value-type="float" office:value="0.0000001351" calcext:value-type="float">
            <text:p>1.351E-007</text:p>
          </table:table-cell>
          <table:table-cell table:style-name="Default" table:formula="of:=(([.F134]+3)/100)*[.M134]" office:value-type="float" office:value="0.0000000063497" calcext:value-type="float">
            <text:p>6.3497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90" calcext:value-type="float">
            <text:p>90</text:p>
          </table:table-cell>
          <table:table-cell table:formula="of:=[.E135]/10" office:value-type="float" office:value="0.00000005731" calcext:value-type="float">
            <text:p>5.731E-008</text:p>
          </table:table-cell>
          <table:table-cell table:style-name="Default" table:formula="of:=(([.F135]+3)/100)*[.M135]" office:value-type="float" office:value="0.00000000315205" calcext:value-type="float">
            <text:p>3.15205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00" calcext:value-type="float">
            <text:p>100</text:p>
          </table:table-cell>
          <table:table-cell table:formula="of:=[.E136]/10" office:value-type="float" office:value="0.00000002208" calcext:value-type="float">
            <text:p>2.208E-008</text:p>
          </table:table-cell>
          <table:table-cell table:style-name="Default" table:formula="of:=(([.F136]+3)/100)*[.M136]" office:value-type="float" office:value="0.00000000123648" calcext:value-type="float">
            <text:p>1.23648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3886" calcext:value-type="float">
            <text:p>0.3886</text:p>
          </table:table-cell>
          <table:table-cell office:value-type="float" office:value="155" calcext:value-type="float">
            <text:p>155</text:p>
          </table:table-cell>
          <table:table-cell table:formula="of:=[.E137]/10" office:value-type="float" office:value="0.0000000009761" calcext:value-type="float">
            <text:p>0.000000001</text:p>
          </table:table-cell>
          <table:table-cell table:style-name="Default" table:formula="of:=(([.F137]+3)/100)*[.M137]" office:value-type="float" office:value="0.0000000000634465" calcext:value-type="float">
            <text:p>6.34465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35" calcext:value-type="float">
            <text:p>35</text:p>
          </table:table-cell>
          <table:table-cell table:formula="of:=[.E138]/10" office:value-type="float" office:value="0.000073" calcext:value-type="float">
            <text:p>0.000073</text:p>
          </table:table-cell>
          <table:table-cell table:style-name="Default" table:formula="of:=(([.F138]+3)/100)*[.M138]" office:value-type="float" office:value="0.000003358" calcext:value-type="float">
            <text:p>0.0000033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0" calcext:value-type="float">
            <text:p>40</text:p>
          </table:table-cell>
          <table:table-cell table:formula="of:=[.E139]/10" office:value-type="float" office:value="0.00002837" calcext:value-type="float">
            <text:p>0.00002837</text:p>
          </table:table-cell>
          <table:table-cell table:style-name="Default" table:formula="of:=(([.F139]+3)/100)*[.M139]" office:value-type="float" office:value="0.00000130502" calcext:value-type="float">
            <text:p>0.0000013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45" calcext:value-type="float">
            <text:p>45</text:p>
          </table:table-cell>
          <table:table-cell table:formula="of:=[.E140]/10" office:value-type="float" office:value="0.00001175" calcext:value-type="float">
            <text:p>0.00001175</text:p>
          </table:table-cell>
          <table:table-cell table:style-name="Default" table:formula="of:=(([.F140]+3)/100)*[.M140]" office:value-type="float" office:value="0.00000055225" calcext:value-type="float">
            <text:p>5.5225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0" calcext:value-type="float">
            <text:p>50</text:p>
          </table:table-cell>
          <table:table-cell table:formula="of:=[.E141]/10" office:value-type="float" office:value="0.000005071" calcext:value-type="float">
            <text:p>0.000005071</text:p>
          </table:table-cell>
          <table:table-cell table:style-name="Default" table:formula="of:=(([.F141]+3)/100)*[.M141]" office:value-type="float" office:value="0.000000238337" calcext:value-type="float">
            <text:p>2.38337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55" calcext:value-type="float">
            <text:p>55</text:p>
          </table:table-cell>
          <table:table-cell table:formula="of:=[.E142]/10" office:value-type="float" office:value="0.000002137" calcext:value-type="float">
            <text:p>0.000002137</text:p>
          </table:table-cell>
          <table:table-cell table:style-name="Default" table:formula="of:=(([.F142]+3)/100)*[.M142]" office:value-type="float" office:value="0.000000102576" calcext:value-type="float">
            <text:p>1.0257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0" calcext:value-type="float">
            <text:p>60</text:p>
          </table:table-cell>
          <table:table-cell table:formula="of:=[.E143]/10" office:value-type="float" office:value="0.000001012" calcext:value-type="float">
            <text:p>0.000001012</text:p>
          </table:table-cell>
          <table:table-cell table:style-name="Default" table:formula="of:=(([.F143]+3)/100)*[.M143]" office:value-type="float" office:value="0.00000004554" calcext:value-type="float">
            <text:p>4.55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65" calcext:value-type="float">
            <text:p>65</text:p>
          </table:table-cell>
          <table:table-cell table:formula="of:=[.E144]/10" office:value-type="float" office:value="0.000000482" calcext:value-type="float">
            <text:p>0.000000482</text:p>
          </table:table-cell>
          <table:table-cell table:style-name="Default" table:formula="of:=(([.F144]+3)/100)*[.M144]" office:value-type="float" office:value="0.000000023136" calcext:value-type="float">
            <text:p>2.3136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82" calcext:value-type="float">
            <text:p>82</text:p>
          </table:table-cell>
          <table:table-cell table:formula="of:=[.E145]/10" office:value-type="float" office:value="0.00000004765" calcext:value-type="float">
            <text:p>4.765E-008</text:p>
          </table:table-cell>
          <table:table-cell table:style-name="Default" table:formula="of:=(([.F145]+3)/100)*[.M145]" office:value-type="float" office:value="0.0000000026684" calcext:value-type="float">
            <text:p>2.6684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0" calcext:value-type="float">
            <text:p>90</text:p>
          </table:table-cell>
          <table:table-cell table:formula="of:=[.E146]/10" office:value-type="float" office:value="0.00000002006" calcext:value-type="float">
            <text:p>2.006E-008</text:p>
          </table:table-cell>
          <table:table-cell table:style-name="Default" table:formula="of:=(([.F146]+3)/100)*[.M146]" office:value-type="float" office:value="0.00000000136408" calcext:value-type="float">
            <text:p>1.36408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99" calcext:value-type="float">
            <text:p>99</text:p>
          </table:table-cell>
          <table:table-cell table:formula="of:=[.E147]/10" office:value-type="float" office:value="0.000000007798" calcext:value-type="float">
            <text:p>7.798E-009</text:p>
          </table:table-cell>
          <table:table-cell table:style-name="Default" table:formula="of:=(([.F147]+3)/100)*[.M147]" office:value-type="float" office:value="0.000000000608244" calcext:value-type="float">
            <text:p>6.0824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286" calcext:value-type="float">
            <text:p>0.4286</text:p>
          </table:table-cell>
          <table:table-cell office:value-type="float" office:value="155" calcext:value-type="float">
            <text:p>155</text:p>
          </table:table-cell>
          <table:table-cell table:formula="of:=[.E148]/10" office:value-type="float" office:value="0.0000000002224" calcext:value-type="float">
            <text:p>2.224E-010</text:p>
          </table:table-cell>
          <table:table-cell table:style-name="Default" table:formula="of:=(([.F148]+3)/100)*[.M148]" office:value-type="float" office:value="0.0000000000202384" calcext:value-type="float">
            <text:p>2.02384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0" calcext:value-type="float">
            <text:p>40</text:p>
          </table:table-cell>
          <table:table-cell table:formula="of:=[.E149]/10" office:value-type="float" office:value="0.00001712" calcext:value-type="float">
            <text:p>0.00001712</text:p>
          </table:table-cell>
          <table:table-cell table:style-name="Default" table:formula="of:=(([.F149]+3)/100)*[.M149]" office:value-type="float" office:value="0.00000082176" calcext:value-type="float">
            <text:p>8.217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45" calcext:value-type="float">
            <text:p>45</text:p>
          </table:table-cell>
          <table:table-cell table:formula="of:=[.E150]/10" office:value-type="float" office:value="0.000006717" calcext:value-type="float">
            <text:p>0.000006717</text:p>
          </table:table-cell>
          <table:table-cell table:style-name="Default" table:formula="of:=(([.F150]+3)/100)*[.M150]" office:value-type="float" office:value="0.000000315699" calcext:value-type="float">
            <text:p>3.15699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0" calcext:value-type="float">
            <text:p>50</text:p>
          </table:table-cell>
          <table:table-cell table:formula="of:=[.E151]/10" office:value-type="float" office:value="0.000002693" calcext:value-type="float">
            <text:p>0.000002693</text:p>
          </table:table-cell>
          <table:table-cell table:style-name="Default" table:formula="of:=(([.F151]+3)/100)*[.M151]" office:value-type="float" office:value="0.000000129264" calcext:value-type="float">
            <text:p>1.29264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55" calcext:value-type="float">
            <text:p>55</text:p>
          </table:table-cell>
          <table:table-cell table:formula="of:=[.E152]/10" office:value-type="float" office:value="0.00000112" calcext:value-type="float">
            <text:p>0.00000112</text:p>
          </table:table-cell>
          <table:table-cell table:style-name="Default" table:formula="of:=(([.F152]+3)/100)*[.M152]" office:value-type="float" office:value="0.00000005264" calcext:value-type="float">
            <text:p>5.26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0" calcext:value-type="float">
            <text:p>60</text:p>
          </table:table-cell>
          <table:table-cell table:formula="of:=[.E153]/10" office:value-type="float" office:value="0.0000004832" calcext:value-type="float">
            <text:p>4.832E-007</text:p>
          </table:table-cell>
          <table:table-cell table:style-name="Default" table:formula="of:=(([.F153]+3)/100)*[.M153]" office:value-type="float" office:value="0.0000000227104" calcext:value-type="float">
            <text:p>2.2710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65" calcext:value-type="float">
            <text:p>65</text:p>
          </table:table-cell>
          <table:table-cell table:formula="of:=[.E154]/10" office:value-type="float" office:value="0.0000002267" calcext:value-type="float">
            <text:p>2.267E-007</text:p>
          </table:table-cell>
          <table:table-cell table:style-name="Default" table:formula="of:=(([.F154]+3)/100)*[.M154]" office:value-type="float" office:value="0.0000000111083" calcext:value-type="float">
            <text:p>1.11083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82" calcext:value-type="float">
            <text:p>82</text:p>
          </table:table-cell>
          <table:table-cell table:formula="of:=[.E155]/10" office:value-type="float" office:value="0.00000001665" calcext:value-type="float">
            <text:p>1.665E-008</text:p>
          </table:table-cell>
          <table:table-cell table:style-name="Default" table:formula="of:=(([.F155]+3)/100)*[.M155]" office:value-type="float" office:value="0.0000000011988" calcext:value-type="float">
            <text:p>1.1988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90" calcext:value-type="float">
            <text:p>90</text:p>
          </table:table-cell>
          <table:table-cell table:formula="of:=[.E156]/10" office:value-type="float" office:value="0.000000006526" calcext:value-type="float">
            <text:p>6.526E-009</text:p>
          </table:table-cell>
          <table:table-cell table:style-name="Default" table:formula="of:=(([.F156]+3)/100)*[.M156]" office:value-type="float" office:value="0.000000000430716" calcext:value-type="float">
            <text:p>4.30716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00" calcext:value-type="float">
            <text:p>100</text:p>
          </table:table-cell>
          <table:table-cell table:formula="of:=[.E157]/10" office:value-type="float" office:value="0.0000000022" calcext:value-type="float">
            <text:p>2.2E-009</text:p>
          </table:table-cell>
          <table:table-cell table:style-name="Default" table:formula="of:=(([.F157]+3)/100)*[.M157]" office:value-type="float" office:value="0.0000000001716" calcext:value-type="float">
            <text:p>1.716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4687" calcext:value-type="float">
            <text:p>0.4687</text:p>
          </table:table-cell>
          <table:table-cell office:value-type="float" office:value="155" calcext:value-type="float">
            <text:p>155</text:p>
          </table:table-cell>
          <table:table-cell table:formula="of:=[.E158]/10" office:value-type="float" office:value="0.00000000003602" calcext:value-type="float">
            <text:p>3.602E-011</text:p>
          </table:table-cell>
          <table:table-cell table:style-name="Default" table:formula="of:=(([.F158]+3)/100)*[.M158]" office:value-type="float" office:value="0.00000000000475464" calcext:value-type="float">
            <text:p>4.75464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30" calcext:value-type="float">
            <text:p>30</text:p>
          </table:table-cell>
          <table:table-cell table:formula="of:=[.E159]/10" office:value-type="float" office:value="0.0000867" calcext:value-type="float">
            <text:p>0.0000867</text:p>
          </table:table-cell>
          <table:table-cell table:style-name="Default" table:formula="of:=(([.F159]+3)/100)*[.M159]" office:value-type="float" office:value="0.0000039015" calcext:value-type="float">
            <text:p>3.9015E-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0]/10" office:value-type="float" office:value="0.0000103" calcext:value-type="float">
            <text:p>0.0000103</text:p>
          </table:table-cell>
          <table:table-cell table:style-name="Default" table:formula="of:=(([.F160]+3)/100)*[.M160]" office:value-type="float" office:value="0.0000004635" calcext:value-type="float">
            <text:p>4.635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1]/10" office:value-type="float" office:value="0.000003752" calcext:value-type="float">
            <text:p>0.000003752</text:p>
          </table:table-cell>
          <table:table-cell table:style-name="Default" table:formula="of:=(([.F161]+3)/100)*[.M161]" office:value-type="float" office:value="0.000000172592" calcext:value-type="float">
            <text:p>1.72592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2]/10" office:value-type="float" office:value="0.00000144" calcext:value-type="float">
            <text:p>0.00000144</text:p>
          </table:table-cell>
          <table:table-cell table:style-name="Default" table:formula="of:=(([.F162]+3)/100)*[.M162]" office:value-type="float" office:value="0.0000000648" calcext:value-type="float">
            <text:p>6.4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4" calcext:value-type="float">
            <text:p>54</text:p>
          </table:table-cell>
          <table:table-cell table:formula="of:=[.E163]/10" office:value-type="float" office:value="0.0000006789" calcext:value-type="float">
            <text:p>6.789E-007</text:p>
          </table:table-cell>
          <table:table-cell table:style-name="Default" table:formula="of:=(([.F163]+3)/100)*[.M163]" office:value-type="float" office:value="0.0000000312294" calcext:value-type="float">
            <text:p>3.12294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64]/10" office:value-type="float" office:value="0.000000563" calcext:value-type="float">
            <text:p>0.000000563</text:p>
          </table:table-cell>
          <table:table-cell table:style-name="Default" table:formula="of:=(([.F164]+3)/100)*[.M164]" office:value-type="float" office:value="0.000000025898" calcext:value-type="float">
            <text:p>2.589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65]/10" office:value-type="float" office:value="0.0000002328" calcext:value-type="float">
            <text:p>2.328E-007</text:p>
          </table:table-cell>
          <table:table-cell table:style-name="Default" table:formula="of:=(([.F165]+3)/100)*[.M165]" office:value-type="float" office:value="0.0000000107088" calcext:value-type="float">
            <text:p>1.0708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66]/10" office:value-type="float" office:value="0.000000000006751" calcext:value-type="float">
            <text:p>6.751E-012</text:p>
          </table:table-cell>
          <table:table-cell table:style-name="Default" table:formula="of:=(([.F166]+3)/100)*[.M166]" office:value-type="float" office:value="0.000000000001768762" calcext:value-type="float">
            <text:p>1.768762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0" calcext:value-type="float">
            <text:p>40</text:p>
          </table:table-cell>
          <table:table-cell table:formula="of:=[.E167]/10" office:value-type="float" office:value="0.00001031" calcext:value-type="float">
            <text:p>0.00001031</text:p>
          </table:table-cell>
          <table:table-cell table:style-name="Default" table:formula="of:=(([.F167]+3)/100)*[.M167]" office:value-type="float" office:value="0.00000047426" calcext:value-type="float">
            <text:p>4.7426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45" calcext:value-type="float">
            <text:p>45</text:p>
          </table:table-cell>
          <table:table-cell table:formula="of:=[.E168]/10" office:value-type="float" office:value="0.00000382" calcext:value-type="float">
            <text:p>0.00000382</text:p>
          </table:table-cell>
          <table:table-cell table:style-name="Default" table:formula="of:=(([.F168]+3)/100)*[.M168]" office:value-type="float" office:value="0.00000017572" calcext:value-type="float">
            <text:p>1.7572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0" calcext:value-type="float">
            <text:p>50</text:p>
          </table:table-cell>
          <table:table-cell table:formula="of:=[.E169]/10" office:value-type="float" office:value="0.00000142" calcext:value-type="float">
            <text:p>0.00000142</text:p>
          </table:table-cell>
          <table:table-cell table:style-name="Default" table:formula="of:=(([.F169]+3)/100)*[.M169]" office:value-type="float" office:value="0.00000006532" calcext:value-type="float">
            <text:p>6.53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55" calcext:value-type="float">
            <text:p>55</text:p>
          </table:table-cell>
          <table:table-cell table:formula="of:=[.E170]/10" office:value-type="float" office:value="0.0000005536" calcext:value-type="float">
            <text:p>5.536E-007</text:p>
          </table:table-cell>
          <table:table-cell table:style-name="Default" table:formula="of:=(([.F170]+3)/100)*[.M170]" office:value-type="float" office:value="0.0000000265728" calcext:value-type="float">
            <text:p>2.6572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0" calcext:value-type="float">
            <text:p>60</text:p>
          </table:table-cell>
          <table:table-cell table:formula="of:=[.E171]/10" office:value-type="float" office:value="0.0000002202" calcext:value-type="float">
            <text:p>2.202E-007</text:p>
          </table:table-cell>
          <table:table-cell table:style-name="Default" table:formula="of:=(([.F171]+3)/100)*[.M171]" office:value-type="float" office:value="0.0000000118908" calcext:value-type="float">
            <text:p>1.18908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65" calcext:value-type="float">
            <text:p>65</text:p>
          </table:table-cell>
          <table:table-cell table:formula="of:=[.E172]/10" office:value-type="float" office:value="0.00000009513" calcext:value-type="float">
            <text:p>9.513E-008</text:p>
          </table:table-cell>
          <table:table-cell table:style-name="Default" table:formula="of:=(([.F172]+3)/100)*[.M172]" office:value-type="float" office:value="0.00000000523215" calcext:value-type="float">
            <text:p>5.23215E-00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82" calcext:value-type="float">
            <text:p>82</text:p>
          </table:table-cell>
          <table:table-cell table:formula="of:=[.E173]/10" office:value-type="float" office:value="0.000000006949" calcext:value-type="float">
            <text:p>6.949E-009</text:p>
          </table:table-cell>
          <table:table-cell table:style-name="Default" table:formula="of:=(([.F173]+3)/100)*[.M173]" office:value-type="float" office:value="0.000000000451685" calcext:value-type="float">
            <text:p>4.51685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90" calcext:value-type="float">
            <text:p>90</text:p>
          </table:table-cell>
          <table:table-cell table:formula="of:=[.E174]/10" office:value-type="float" office:value="0.000000002114" calcext:value-type="float">
            <text:p>2.114E-009</text:p>
          </table:table-cell>
          <table:table-cell table:style-name="Default" table:formula="of:=(([.F174]+3)/100)*[.M174]" office:value-type="float" office:value="0.000000000150094" calcext:value-type="float">
            <text:p>1.50094E-0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00" calcext:value-type="float">
            <text:p>100</text:p>
          </table:table-cell>
          <table:table-cell table:formula="of:=[.E175]/10" office:value-type="float" office:value="0.0000000006417" calcext:value-type="float">
            <text:p>6.417E-010</text:p>
          </table:table-cell>
          <table:table-cell table:style-name="Default" table:formula="of:=(([.F175]+3)/100)*[.M175]" office:value-type="float" office:value="0.0000000000558279" calcext:value-type="float">
            <text:p>5.58279E-0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084" calcext:value-type="float">
            <text:p>0.5084</text:p>
          </table:table-cell>
          <table:table-cell office:value-type="float" office:value="155" calcext:value-type="float">
            <text:p>155</text:p>
          </table:table-cell>
          <table:table-cell table:formula="of:=[.E176]/10" office:value-type="float" office:value="0.000000000007831" calcext:value-type="float">
            <text:p>7.831E-012</text:p>
          </table:table-cell>
          <table:table-cell table:style-name="Default" table:formula="of:=(([.F176]+3)/100)*[.M176]" office:value-type="float" office:value="0.000000000001910764" calcext:value-type="float">
            <text:p>1.910764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45" calcext:value-type="float">
            <text:p>45</text:p>
          </table:table-cell>
          <table:table-cell table:formula="of:=[.E177]/10" office:value-type="float" office:value="0.000002772" calcext:value-type="float">
            <text:p>0.000002772</text:p>
          </table:table-cell>
          <table:table-cell table:style-name="Default" table:formula="of:=(([.F177]+3)/100)*[.M177]" office:value-type="float" office:value="0.000000130284" calcext:value-type="float">
            <text:p>1.30284E-0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50" calcext:value-type="float">
            <text:p>50</text:p>
          </table:table-cell>
          <table:table-cell table:formula="of:=[.E178]/10" office:value-type="float" office:value="0.000001036" calcext:value-type="float">
            <text:p>0.000001036</text:p>
          </table:table-cell>
          <table:table-cell table:style-name="Default" table:formula="of:=(([.F178]+3)/100)*[.M178]" office:value-type="float" office:value="0.00000004662" calcext:value-type="float">
            <text:p>4.662E-00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289" calcext:value-type="float">
            <text:p>0.5289</text:p>
          </table:table-cell>
          <table:table-cell office:value-type="float" office:value="155" calcext:value-type="float">
            <text:p>155</text:p>
          </table:table-cell>
          <table:table-cell table:formula="of:=[.E179]/10" office:value-type="float" office:value="0.000000000003366" calcext:value-type="float">
            <text:p>3.366E-012</text:p>
          </table:table-cell>
          <table:table-cell table:style-name="Default" table:formula="of:=(([.F179]+3)/100)*[.M179]" office:value-type="float" office:value="0.000000000001221858" calcext:value-type="float">
            <text:p>1.221858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0" calcext:value-type="float">
            <text:p>30</text:p>
          </table:table-cell>
          <table:table-cell table:formula="of:=[.E180]/10" office:value-type="float" office:value="0.00006671" calcext:value-type="float">
            <text:p>0.00006671</text:p>
          </table:table-cell>
          <table:table-cell table:style-name="Default" table:formula="of:=(([.F180]+3)/100)*[.M180]" office:value-type="float" office:value="0.00000306866" calcext:value-type="float">
            <text:p>3.06866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35" calcext:value-type="float">
            <text:p>35</text:p>
          </table:table-cell>
          <table:table-cell table:formula="of:=[.E181]/10" office:value-type="float" office:value="0.00002116" calcext:value-type="float">
            <text:p>0.00002116</text:p>
          </table:table-cell>
          <table:table-cell table:style-name="Default" table:formula="of:=(([.F181]+3)/100)*[.M181]" office:value-type="float" office:value="0.00000101568" calcext:value-type="float">
            <text:p>1.01568E-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0" calcext:value-type="float">
            <text:p>40</text:p>
          </table:table-cell>
          <table:table-cell table:formula="of:=[.E182]/10" office:value-type="float" office:value="0.00000706" calcext:value-type="float">
            <text:p>0.00000706</text:p>
          </table:table-cell>
          <table:table-cell table:style-name="Default" table:formula="of:=(([.F182]+3)/100)*[.M182]" office:value-type="float" office:value="0.00000033888" calcext:value-type="float">
            <text:p>3.3888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45" calcext:value-type="float">
            <text:p>45</text:p>
          </table:table-cell>
          <table:table-cell table:formula="of:=[.E183]/10" office:value-type="float" office:value="0.000002394" calcext:value-type="float">
            <text:p>0.000002394</text:p>
          </table:table-cell>
          <table:table-cell table:style-name="Default" table:formula="of:=(([.F183]+3)/100)*[.M183]" office:value-type="float" office:value="0.000000110124" calcext:value-type="float">
            <text:p>1.10124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0" calcext:value-type="float">
            <text:p>50</text:p>
          </table:table-cell>
          <table:table-cell table:formula="of:=[.E184]/10" office:value-type="float" office:value="0.0000008709" calcext:value-type="float">
            <text:p>8.709E-007</text:p>
          </table:table-cell>
          <table:table-cell table:style-name="Default" table:formula="of:=(([.F184]+3)/100)*[.M184]" office:value-type="float" office:value="0.0000000400614" calcext:value-type="float">
            <text:p>4.0061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55" calcext:value-type="float">
            <text:p>55</text:p>
          </table:table-cell>
          <table:table-cell table:formula="of:=[.E185]/10" office:value-type="float" office:value="0.0000003247" calcext:value-type="float">
            <text:p>3.247E-007</text:p>
          </table:table-cell>
          <table:table-cell table:style-name="Default" table:formula="of:=(([.F185]+3)/100)*[.M185]" office:value-type="float" office:value="0.0000000152609" calcext:value-type="float">
            <text:p>1.52609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0" calcext:value-type="float">
            <text:p>60</text:p>
          </table:table-cell>
          <table:table-cell table:formula="of:=[.E186]/10" office:value-type="float" office:value="0.0000001283" calcext:value-type="float">
            <text:p>1.283E-007</text:p>
          </table:table-cell>
          <table:table-cell table:style-name="Default" table:formula="of:=(([.F186]+3)/100)*[.M186]" office:value-type="float" office:value="0.0000000060301" calcext:value-type="float">
            <text:p>0.000000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65" calcext:value-type="float">
            <text:p>65</text:p>
          </table:table-cell>
          <table:table-cell table:formula="of:=[.E187]/10" office:value-type="float" office:value="0.00000005258" calcext:value-type="float">
            <text:p>5.258E-008</text:p>
          </table:table-cell>
          <table:table-cell table:style-name="Default" table:formula="of:=(([.F187]+3)/100)*[.M187]" office:value-type="float" office:value="0.00000000257642" calcext:value-type="float">
            <text:p>2.57642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82" calcext:value-type="float">
            <text:p>82</text:p>
          </table:table-cell>
          <table:table-cell table:formula="of:=[.E188]/10" office:value-type="float" office:value="0.00000000335" calcext:value-type="float">
            <text:p>3.35E-009</text:p>
          </table:table-cell>
          <table:table-cell table:style-name="Default" table:formula="of:=(([.F188]+3)/100)*[.M188]" office:value-type="float" office:value="0.00000000021775" calcext:value-type="float">
            <text:p>2.1775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90" calcext:value-type="float">
            <text:p>90</text:p>
          </table:table-cell>
          <table:table-cell table:formula="of:=[.E189]/10" office:value-type="float" office:value="0.0000000009029" calcext:value-type="float">
            <text:p>9.029E-010</text:p>
          </table:table-cell>
          <table:table-cell table:style-name="Default" table:formula="of:=(([.F189]+3)/100)*[.M189]" office:value-type="float" office:value="0.0000000001119596" calcext:value-type="float">
            <text:p>1.119596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00" calcext:value-type="float">
            <text:p>100</text:p>
          </table:table-cell>
          <table:table-cell table:formula="of:=[.E190]/10" office:value-type="float" office:value="0.0000000002678" calcext:value-type="float">
            <text:p>2.678E-010</text:p>
          </table:table-cell>
          <table:table-cell table:style-name="Default" table:formula="of:=(([.F190]+3)/100)*[.M190]" office:value-type="float" office:value="0.0000000000337428" calcext:value-type="float">
            <text:p>3.37428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386" calcext:value-type="float">
            <text:p>0.5386</text:p>
          </table:table-cell>
          <table:table-cell office:value-type="float" office:value="155" calcext:value-type="float">
            <text:p>155</text:p>
          </table:table-cell>
          <table:table-cell table:formula="of:=[.E191]/10" office:value-type="float" office:value="0.000000000001702" calcext:value-type="float">
            <text:p>1.702E-012</text:p>
          </table:table-cell>
          <table:table-cell table:style-name="Default" table:formula="of:=(([.F191]+3)/100)*[.M191]" office:value-type="float" office:value="0.000000000001121618" calcext:value-type="float">
            <text:p>1.121618E-0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45" calcext:value-type="float">
            <text:p>45</text:p>
          </table:table-cell>
          <table:table-cell table:formula="of:=[.E192]/10" office:value-type="float" office:value="0.000001626" calcext:value-type="float">
            <text:p>0.000001626</text:p>
          </table:table-cell>
          <table:table-cell table:style-name="Default" table:formula="of:=(([.F192]+3)/100)*[.M192]" office:value-type="float" office:value="0.000000078048" calcext:value-type="float">
            <text:p>0.000000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50" calcext:value-type="float">
            <text:p>50</text:p>
          </table:table-cell>
          <table:table-cell table:formula="of:=[.E193]/10" office:value-type="float" office:value="0.0000005494" calcext:value-type="float">
            <text:p>5.494E-007</text:p>
          </table:table-cell>
          <table:table-cell table:style-name="Default" table:formula="of:=(([.F193]+3)/100)*[.M193]" office:value-type="float" office:value="0.000000024723" calcext:value-type="float">
            <text:p>2.4723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569" calcext:value-type="float">
            <text:p>0.569</text:p>
          </table:table-cell>
          <table:table-cell office:value-type="float" office:value="155" calcext:value-type="float">
            <text:p>155</text:p>
          </table:table-cell>
          <table:table-cell table:formula="of:=[.E194]/10" office:value-type="float" office:value="0.0000000000001782" calcext:value-type="float">
            <text:p>1.782E-013</text:p>
          </table:table-cell>
          <table:table-cell table:style-name="Default" table:formula="of:=(([.F194]+3)/100)*[.M194]" office:value-type="float" office:value="0.000000000000152361" calcext:value-type="float">
            <text:p>1.52361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45" calcext:value-type="float">
            <text:p>45</text:p>
          </table:table-cell>
          <table:table-cell table:formula="of:=[.E195]/10" office:value-type="float" office:value="0.0000007404" calcext:value-type="float">
            <text:p>7.404E-007</text:p>
          </table:table-cell>
          <table:table-cell table:style-name="Default" table:formula="of:=(([.F195]+3)/100)*[.M195]" office:value-type="float" office:value="0.000000033318" calcext:value-type="float">
            <text:p>3.3318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50" calcext:value-type="float">
            <text:p>50</text:p>
          </table:table-cell>
          <table:table-cell table:formula="of:=[.E196]/10" office:value-type="float" office:value="0.0000002347" calcext:value-type="float">
            <text:p>2.347E-007</text:p>
          </table:table-cell>
          <table:table-cell table:style-name="Default" table:formula="of:=(([.F196]+3)/100)*[.M196]" office:value-type="float" office:value="0.0000000107962" calcext:value-type="float">
            <text:p>1.07962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68" calcext:value-type="float">
            <text:p>68</text:p>
          </table:table-cell>
          <table:table-cell table:formula="of:=[.E197]/10" office:value-type="float" office:value="0.00000000493" calcext:value-type="float">
            <text:p>4.93E-009</text:p>
          </table:table-cell>
          <table:table-cell table:style-name="Default" table:formula="of:=(([.F197]+3)/100)*[.M197]" office:value-type="float" office:value="0.00000000042891" calcext:value-type="float">
            <text:p>4.2891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0" calcext:value-type="float">
            <text:p>80</text:p>
          </table:table-cell>
          <table:table-cell table:formula="of:=[.E198]/10" office:value-type="float" office:value="0.0000000005104" calcext:value-type="float">
            <text:p>5.104E-010</text:p>
          </table:table-cell>
          <table:table-cell table:style-name="Default" table:formula="of:=(([.F198]+3)/100)*[.M198]" office:value-type="float" office:value="0.0000000000336864" calcext:value-type="float">
            <text:p>3.36864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85" calcext:value-type="float">
            <text:p>85</text:p>
          </table:table-cell>
          <table:table-cell table:formula="of:=[.E199]/10" office:value-type="float" office:value="0.0000000002384" calcext:value-type="float">
            <text:p>2.384E-010</text:p>
          </table:table-cell>
          <table:table-cell table:style-name="Default" table:formula="of:=(([.F199]+3)/100)*[.M199]" office:value-type="float" office:value="0.0000000000193104" calcext:value-type="float">
            <text:p>1.93104E-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3.6" calcext:value-type="float">
            <text:p>153.6</text:p>
          </table:table-cell>
          <table:table-cell table:formula="of:=[.E200]/10" office:value-type="float" office:value="0.0000000000008749" calcext:value-type="float">
            <text:p>8.749E-013</text:p>
          </table:table-cell>
          <table:table-cell table:style-name="Default" table:formula="of:=(([.F200]+3)/100)*[.M200]" office:value-type="float" office:value="0.000000000000463697" calcext:value-type="float">
            <text:p>4.63697E-0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19" calcext:value-type="float">
            <text:p>0.619</text:p>
          </table:table-cell>
          <table:table-cell office:value-type="float" office:value="155" calcext:value-type="float">
            <text:p>155</text:p>
          </table:table-cell>
          <table:table-cell table:formula="of:=[.E201]/10" office:value-type="float" office:value="0.0000000000007335" calcext:value-type="float">
            <text:p>7.335E-013</text:p>
          </table:table-cell>
          <table:table-cell table:style-name="Default" table:formula="of:=(([.F201]+3)/100)*[.M201]" office:value-type="float" office:value="0.0000000000002530575" calcext:value-type="float">
            <text:p>2.530575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0" calcext:value-type="float">
            <text:p>40</text:p>
          </table:table-cell>
          <table:table-cell table:formula="of:=[.E202]/10" office:value-type="float" office:value="0.000001512" calcext:value-type="float">
            <text:p>0.000001512</text:p>
          </table:table-cell>
          <table:table-cell table:style-name="Default" table:formula="of:=(([.F202]+3)/100)*[.M202]" office:value-type="float" office:value="0.000000072576" calcext:value-type="float">
            <text:p>7.2576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45" calcext:value-type="float">
            <text:p>45</text:p>
          </table:table-cell>
          <table:table-cell table:formula="of:=[.E203]/10" office:value-type="float" office:value="0.0000004109" calcext:value-type="float">
            <text:p>4.109E-007</text:p>
          </table:table-cell>
          <table:table-cell table:style-name="Default" table:formula="of:=(([.F203]+3)/100)*[.M203]" office:value-type="float" office:value="0.0000000184905" calcext:value-type="float">
            <text:p>1.84905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83" calcext:value-type="float">
            <text:p>83</text:p>
          </table:table-cell>
          <table:table-cell table:formula="of:=[.E204]/10" office:value-type="float" office:value="0.0000000001296" calcext:value-type="float">
            <text:p>1.296E-010</text:p>
          </table:table-cell>
          <table:table-cell table:style-name="Default" table:formula="of:=(([.F204]+3)/100)*[.M204]" office:value-type="float" office:value="0.0000000000092016" calcext:value-type="float">
            <text:p>9.2016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92.5" calcext:value-type="float">
            <text:p>92.5</text:p>
          </table:table-cell>
          <table:table-cell table:formula="of:=[.E205]/10" office:value-type="float" office:value="0.00000000003749" calcext:value-type="float">
            <text:p>3.749E-011</text:p>
          </table:table-cell>
          <table:table-cell table:style-name="Default" table:formula="of:=(([.F205]+3)/100)*[.M205]" office:value-type="float" office:value="0.00000000000472374" calcext:value-type="float">
            <text:p>4.72374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00" calcext:value-type="float">
            <text:p>100</text:p>
          </table:table-cell>
          <table:table-cell table:formula="of:=[.E206]/10" office:value-type="float" office:value="0.00000000001414" calcext:value-type="float">
            <text:p>1.414E-011</text:p>
          </table:table-cell>
          <table:table-cell table:style-name="Default" table:formula="of:=(([.F206]+3)/100)*[.M206]" office:value-type="float" office:value="0.00000000000306838" calcext:value-type="float">
            <text:p>3.06838E-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589" calcext:value-type="float">
            <text:p>0.6589</text:p>
          </table:table-cell>
          <table:table-cell office:value-type="float" office:value="155" calcext:value-type="float">
            <text:p>155</text:p>
          </table:table-cell>
          <table:table-cell table:formula="of:=[.E207]/10" office:value-type="float" office:value="0.000000000001351" calcext:value-type="float">
            <text:p>1.351E-012</text:p>
          </table:table-cell>
          <table:table-cell table:style-name="Default" table:formula="of:=(([.F207]+3)/100)*[.M207]" office:value-type="float" office:value="0.000000000000520135" calcext:value-type="float">
            <text:p>5.20135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35" calcext:value-type="float">
            <text:p>35</text:p>
          </table:table-cell>
          <table:table-cell table:formula="of:=[.E208]/10" office:value-type="float" office:value="0.000004244" calcext:value-type="float">
            <text:p>0.000004244</text:p>
          </table:table-cell>
          <table:table-cell table:style-name="Default" table:formula="of:=(([.F208]+3)/100)*[.M208]" office:value-type="float" office:value="0.000000203712" calcext:value-type="float">
            <text:p>2.03712E-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0" calcext:value-type="float">
            <text:p>40</text:p>
          </table:table-cell>
          <table:table-cell table:formula="of:=[.E209]/10" office:value-type="float" office:value="0.000001054" calcext:value-type="float">
            <text:p>0.000001054</text:p>
          </table:table-cell>
          <table:table-cell table:style-name="Default" table:formula="of:=(([.F209]+3)/100)*[.M209]" office:value-type="float" office:value="0.000000048484" calcext:value-type="float">
            <text:p>4.8484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45" calcext:value-type="float">
            <text:p>45</text:p>
          </table:table-cell>
          <table:table-cell table:formula="of:=[.E210]/10" office:value-type="float" office:value="0.0000002814" calcext:value-type="float">
            <text:p>2.814E-007</text:p>
          </table:table-cell>
          <table:table-cell table:style-name="Default" table:formula="of:=(([.F210]+3)/100)*[.M210]" office:value-type="float" office:value="0.000000012663" calcext:value-type="float">
            <text:p>1.2663E-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0" calcext:value-type="float">
            <text:p>50</text:p>
          </table:table-cell>
          <table:table-cell table:formula="of:=[.E211]/10" office:value-type="float" office:value="0.00000007933" calcext:value-type="float">
            <text:p>7.933E-008</text:p>
          </table:table-cell>
          <table:table-cell table:style-name="Default" table:formula="of:=(([.F211]+3)/100)*[.M211]" office:value-type="float" office:value="0.00000000380784" calcext:value-type="float">
            <text:p>3.80784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55" calcext:value-type="float">
            <text:p>55</text:p>
          </table:table-cell>
          <table:table-cell table:formula="of:=[.E212]/10" office:value-type="float" office:value="0.00000002275" calcext:value-type="float">
            <text:p>2.275E-008</text:p>
          </table:table-cell>
          <table:table-cell table:style-name="Default" table:formula="of:=(([.F212]+3)/100)*[.M212]" office:value-type="float" office:value="0.00000000125125" calcext:value-type="float">
            <text:p>1.25125E-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0" calcext:value-type="float">
            <text:p>60</text:p>
          </table:table-cell>
          <table:table-cell table:formula="of:=[.E213]/10" office:value-type="float" office:value="0.000000006653" calcext:value-type="float">
            <text:p>6.653E-009</text:p>
          </table:table-cell>
          <table:table-cell table:style-name="Default" table:formula="of:=(([.F213]+3)/100)*[.M213]" office:value-type="float" office:value="0.000000000339303" calcext:value-type="float">
            <text:p>3.39303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66" calcext:value-type="float">
            <text:p>66</text:p>
          </table:table-cell>
          <table:table-cell table:formula="of:=[.E214]/10" office:value-type="float" office:value="0.000000001703" calcext:value-type="float">
            <text:p>1.703E-009</text:p>
          </table:table-cell>
          <table:table-cell table:style-name="Default" table:formula="of:=(([.F214]+3)/100)*[.M214]" office:value-type="float" office:value="0.000000000105586" calcext:value-type="float">
            <text:p>1.05586E-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55" calcext:value-type="float">
            <text:p>155</text:p>
          </table:table-cell>
          <table:table-cell table:formula="of:=[.E215]/10" office:value-type="float" office:value="0.000000000001185" calcext:value-type="float">
            <text:p>1.185E-012</text:p>
          </table:table-cell>
          <table:table-cell table:style-name="Default" table:formula="of:=(([.F215]+3)/100)*[.M215]" office:value-type="float" office:value="0.00000000000064938" calcext:value-type="float">
            <text:p>6.4938E-0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2"/>
          <table:table-cell office:value-type="float" office:value="0.6837" calcext:value-type="float">
            <text:p>0.6837</text:p>
          </table:table-cell>
          <table:table-cell office:value-type="float" office:value="104" calcext:value-type="float">
            <text:p>104</text:p>
          </table:table-cell>
          <table:table-cell table:formula="of:=[.E216]/10" office:value-type="float" office:value="0.0000000000056" calcext:value-type="float">
            <text:p>5.6E-012</text:p>
          </table:table-cell>
          <table:table-cell table:style-name="Default" table:formula="of:=(([.F216]+3)/100)*[.M216]" office:value-type="float" office:value="0.000000000002968" calcext:value-type="float">
            <text:p>2.968E-012</text:p>
          </table:table-cell>
          <table:table-cell table:number-columns-repeated="1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2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2]*10^26" office:value-type="float" office:value="0.000498" calcext:value-type="float">
            <text:p>4.980E-4</text:p>
          </table:table-cell>
          <table:table-cell table:style-name="ce10" table:formula="of:=([.G222]/100)*[.K222]" office:value-type="float" office:value="0.000006972" calcext:value-type="float">
            <text:p>6.97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223]*10^26" office:value-type="float" office:value="0.000501" calcext:value-type="float">
            <text:p>5.010E-4</text:p>
          </table:table-cell>
          <table:table-cell table:style-name="ce10" table:formula="of:=([.G223]/100)*[.K223]" office:value-type="float" office:value="0.000010521" calcext:value-type="float">
            <text:p>1.052E-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10" table:formula="of:=[.F224]*10^26" office:value-type="float" office:value="0.000302" calcext:value-type="float">
            <text:p>3.020E-4</text:p>
          </table:table-cell>
          <table:table-cell table:style-name="ce10" table:formula="of:=([.G224]/100)*[.K224]" office:value-type="float" office:value="0.000005738" calcext:value-type="float">
            <text:p>5.73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5]*10^26" office:value-type="float" office:value="0.000197" calcext:value-type="float">
            <text:p>1.970E-4</text:p>
          </table:table-cell>
          <table:table-cell table:style-name="ce10" table:formula="of:=([.G225]/100)*[.K225]" office:value-type="float" office:value="0.000004137" calcext:value-type="float">
            <text:p>4.13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226]*10^26" office:value-type="float" office:value="0.000195" calcext:value-type="float">
            <text:p>1.950E-4</text:p>
          </table:table-cell>
          <table:table-cell table:style-name="ce10" table:formula="of:=([.G226]/100)*[.K226]" office:value-type="float" office:value="0.000006825" calcext:value-type="float">
            <text:p>6.82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10" table:formula="of:=[.F227]*10^26" office:value-type="float" office:value="0.0000962" calcext:value-type="float">
            <text:p>9.620E-5</text:p>
          </table:table-cell>
          <table:table-cell table:style-name="ce10" table:formula="of:=([.G227]/100)*[.K227]" office:value-type="float" office:value="0.0000032708" calcext:value-type="float">
            <text:p>3.27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28]*10^26" office:value-type="float" office:value="0.0000474" calcext:value-type="float">
            <text:p>4.740E-5</text:p>
          </table:table-cell>
          <table:table-cell table:style-name="ce10" table:formula="of:=([.G228]/100)*[.K228]" office:value-type="float" office:value="0.0000008058" calcext:value-type="float">
            <text:p>8.0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29]*10^26" office:value-type="float" office:value="0.0000223" calcext:value-type="float">
            <text:p>2.230E-5</text:p>
          </table:table-cell>
          <table:table-cell table:style-name="ce10" table:formula="of:=([.G229]/100)*[.K229]" office:value-type="float" office:value="0.0000005575" calcext:value-type="float">
            <text:p>5.5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230]*10^26" office:value-type="float" office:value="0.0000226" calcext:value-type="float">
            <text:p>2.260E-5</text:p>
          </table:table-cell>
          <table:table-cell table:style-name="ce10" table:formula="of:=([.G230]/100)*[.K230]" office:value-type="float" office:value="0.000000904" calcext:value-type="float">
            <text:p>9.04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31]*10^26" office:value-type="float" office:value="0.0000126" calcext:value-type="float">
            <text:p>1.260E-5</text:p>
          </table:table-cell>
          <table:table-cell table:style-name="ce10" table:formula="of:=([.G231]/100)*[.K231]" office:value-type="float" office:value="0.0000004158" calcext:value-type="float">
            <text:p>4.15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2]*10^26" office:value-type="float" office:value="0.000194" calcext:value-type="float">
            <text:p>1.940E-4</text:p>
          </table:table-cell>
          <table:table-cell table:style-name="ce10" table:formula="of:=([.G232]/100)*[.K232]" office:value-type="float" office:value="0.000003104" calcext:value-type="float">
            <text:p>3.1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3]*10^26" office:value-type="float" office:value="0.000196" calcext:value-type="float">
            <text:p>1.960E-4</text:p>
          </table:table-cell>
          <table:table-cell table:style-name="ce10" table:formula="of:=([.G233]/100)*[.K233]" office:value-type="float" office:value="0.000003528" calcext:value-type="float">
            <text:p>3.52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234]*10^26" office:value-type="float" office:value="0.000186" calcext:value-type="float">
            <text:p>1.860E-4</text:p>
          </table:table-cell>
          <table:table-cell table:style-name="ce10" table:formula="of:=([.G234]/100)*[.K234]" office:value-type="float" office:value="0.000005394" calcext:value-type="float">
            <text:p>5.39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5]*10^26" office:value-type="float" office:value="0.000116" calcext:value-type="float">
            <text:p>1.160E-4</text:p>
          </table:table-cell>
          <table:table-cell table:style-name="ce10" table:formula="of:=([.G235]/100)*[.K235]" office:value-type="float" office:value="0.000003712" calcext:value-type="float">
            <text:p>3.71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10" table:formula="of:=[.F236]*10^26" office:value-type="float" office:value="0.000117" calcext:value-type="float">
            <text:p>1.170E-4</text:p>
          </table:table-cell>
          <table:table-cell table:style-name="ce10" table:formula="of:=([.G236]/100)*[.K236]" office:value-type="float" office:value="0.000002106" calcext:value-type="float">
            <text:p>2.10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7]*10^26" office:value-type="float" office:value="0.0000765" calcext:value-type="float">
            <text:p>7.650E-5</text:p>
          </table:table-cell>
          <table:table-cell table:style-name="ce10" table:formula="of:=([.G237]/100)*[.K237]" office:value-type="float" office:value="0.0000013005" calcext:value-type="float">
            <text:p>1.30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238]*10^26" office:value-type="float" office:value="0.0000732" calcext:value-type="float">
            <text:p>7.320E-5</text:p>
          </table:table-cell>
          <table:table-cell table:style-name="ce10" table:formula="of:=([.G238]/100)*[.K238]" office:value-type="float" office:value="0.0000020496" calcext:value-type="float">
            <text:p>2.05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10" table:formula="of:=[.F239]*10^26" office:value-type="float" office:value="0.0000349" calcext:value-type="float">
            <text:p>3.490E-5</text:p>
          </table:table-cell>
          <table:table-cell table:style-name="ce10" table:formula="of:=([.G239]/100)*[.K239]" office:value-type="float" office:value="0.0000011168" calcext:value-type="float">
            <text:p>1.11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10" table:formula="of:=[.F240]*10^26" office:value-type="float" office:value="0.0000173" calcext:value-type="float">
            <text:p>1.730E-5</text:p>
          </table:table-cell>
          <table:table-cell table:style-name="ce10" table:formula="of:=([.G240]/100)*[.K240]" office:value-type="float" office:value="0.0000006574" calcext:value-type="float">
            <text:p>6.57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1]*10^26" office:value-type="float" office:value="0.00000881" calcext:value-type="float">
            <text:p>8.810E-6</text:p>
          </table:table-cell>
          <table:table-cell table:style-name="ce10" table:formula="of:=([.G241]/100)*[.K241]" office:value-type="float" office:value="0.0000001762" calcext:value-type="float">
            <text:p>1.7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42]*10^26" office:value-type="float" office:value="0.00000885" calcext:value-type="float">
            <text:p>8.850E-6</text:p>
          </table:table-cell>
          <table:table-cell table:style-name="ce10" table:formula="of:=([.G242]/100)*[.K242]" office:value-type="float" office:value="0.00000030975" calcext:value-type="float">
            <text:p>3.09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43]*10^26" office:value-type="float" office:value="0.00000503" calcext:value-type="float">
            <text:p>5.030E-6</text:p>
          </table:table-cell>
          <table:table-cell table:style-name="ce10" table:formula="of:=([.G243]/100)*[.K243]" office:value-type="float" office:value="0.00000014587" calcext:value-type="float">
            <text:p>1.45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4]*10^26" office:value-type="float" office:value="0.0000849" calcext:value-type="float">
            <text:p>8.490E-5</text:p>
          </table:table-cell>
          <table:table-cell table:style-name="ce10" table:formula="of:=([.G244]/100)*[.K244]" office:value-type="float" office:value="0.0000011886" calcext:value-type="float">
            <text:p>1.18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5]*10^26" office:value-type="float" office:value="0.0000845" calcext:value-type="float">
            <text:p>8.450E-5</text:p>
          </table:table-cell>
          <table:table-cell table:style-name="ce10" table:formula="of:=([.G245]/100)*[.K245]" office:value-type="float" office:value="0.00000169" calcext:value-type="float">
            <text:p>1.69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246]*10^26" office:value-type="float" office:value="0.0000829" calcext:value-type="float">
            <text:p>8.290E-5</text:p>
          </table:table-cell>
          <table:table-cell table:style-name="ce10" table:formula="of:=([.G246]/100)*[.K246]" office:value-type="float" office:value="0.0000028186" calcext:value-type="float">
            <text:p>2.81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10" table:formula="of:=[.F247]*10^26" office:value-type="float" office:value="0.0000501" calcext:value-type="float">
            <text:p>5.010E-5</text:p>
          </table:table-cell>
          <table:table-cell table:style-name="ce10" table:formula="of:=([.G247]/100)*[.K247]" office:value-type="float" office:value="0.0000008016" calcext:value-type="float">
            <text:p>8.01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8]*10^26" office:value-type="float" office:value="0.0000338" calcext:value-type="float">
            <text:p>3.380E-5</text:p>
          </table:table-cell>
          <table:table-cell table:style-name="ce10" table:formula="of:=([.G248]/100)*[.K248]" office:value-type="float" office:value="0.0000008112" calcext:value-type="float">
            <text:p>8.11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49]*10^26" office:value-type="float" office:value="0.000033" calcext:value-type="float">
            <text:p>3.300E-5</text:p>
          </table:table-cell>
          <table:table-cell table:style-name="ce10" table:formula="of:=([.G249]/100)*[.K249]" office:value-type="float" office:value="0.00000066" calcext:value-type="float">
            <text:p>6.6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250]*10^26" office:value-type="float" office:value="0.0000331" calcext:value-type="float">
            <text:p>3.310E-5</text:p>
          </table:table-cell>
          <table:table-cell table:style-name="ce10" table:formula="of:=([.G250]/100)*[.K250]" office:value-type="float" office:value="0.0000010923" calcext:value-type="float">
            <text:p>1.09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1]*10^26" office:value-type="float" office:value="0.0000155" calcext:value-type="float">
            <text:p>1.550E-5</text:p>
          </table:table-cell>
          <table:table-cell table:style-name="ce10" table:formula="of:=([.G251]/100)*[.K251]" office:value-type="float" office:value="0.000000372" calcext:value-type="float">
            <text:p>3.7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252]*10^26" office:value-type="float" office:value="0.0000151" calcext:value-type="float">
            <text:p>1.510E-5</text:p>
          </table:table-cell>
          <table:table-cell table:style-name="ce10" table:formula="of:=([.G252]/100)*[.K252]" office:value-type="float" office:value="0.0000004983" calcext:value-type="float">
            <text:p>4.98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3]*10^26" office:value-type="float" office:value="0.00000821" calcext:value-type="float">
            <text:p>8.210E-6</text:p>
          </table:table-cell>
          <table:table-cell table:style-name="ce10" table:formula="of:=([.G253]/100)*[.K253]" office:value-type="float" office:value="0.00000025451" calcext:value-type="float">
            <text:p>2.54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4]*10^26" office:value-type="float" office:value="0.00000827" calcext:value-type="float">
            <text:p>8.270E-6</text:p>
          </table:table-cell>
          <table:table-cell table:style-name="ce10" table:formula="of:=([.G254]/100)*[.K254]" office:value-type="float" office:value="0.00000026464" calcext:value-type="float">
            <text:p>2.6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10" table:formula="of:=[.F255]*10^26" office:value-type="float" office:value="0.0000084" calcext:value-type="float">
            <text:p>8.400E-6</text:p>
          </table:table-cell>
          <table:table-cell table:style-name="ce10" table:formula="of:=([.G255]/100)*[.K255]" office:value-type="float" office:value="0.0000002772" calcext:value-type="float">
            <text:p>2.7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6]*10^26" office:value-type="float" office:value="0.00000413" calcext:value-type="float">
            <text:p>4.130E-6</text:p>
          </table:table-cell>
          <table:table-cell table:style-name="ce10" table:formula="of:=([.G256]/100)*[.K256]" office:value-type="float" office:value="0.00000011151" calcext:value-type="float">
            <text:p>1.11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257]*10^26" office:value-type="float" office:value="0.00000401" calcext:value-type="float">
            <text:p>4.010E-6</text:p>
          </table:table-cell>
          <table:table-cell table:style-name="ce10" table:formula="of:=([.G257]/100)*[.K257]" office:value-type="float" office:value="0.0000001604" calcext:value-type="float">
            <text:p>1.6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8]*10^26" office:value-type="float" office:value="0.00000238" calcext:value-type="float">
            <text:p>2.380E-6</text:p>
          </table:table-cell>
          <table:table-cell table:style-name="ce10" table:formula="of:=([.G258]/100)*[.K258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259]*10^26" office:value-type="float" office:value="0.00000224" calcext:value-type="float">
            <text:p>2.240E-6</text:p>
          </table:table-cell>
          <table:table-cell table:style-name="ce10" table:formula="of:=([.G259]/100)*[.K259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0]*10^26" office:value-type="float" office:value="0.0000408" calcext:value-type="float">
            <text:p>4.080E-5</text:p>
          </table:table-cell>
          <table:table-cell table:style-name="ce10" table:formula="of:=([.G260]/100)*[.K260]" office:value-type="float" office:value="0.0000006528" calcext:value-type="float">
            <text:p>6.52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1]*10^26" office:value-type="float" office:value="0.0000418" calcext:value-type="float">
            <text:p>4.180E-5</text:p>
          </table:table-cell>
          <table:table-cell table:style-name="ce10" table:formula="of:=([.G261]/100)*[.K261]" office:value-type="float" office:value="0.000000836" calcext:value-type="float">
            <text:p>8.36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262]*10^26" office:value-type="float" office:value="0.0000395" calcext:value-type="float">
            <text:p>3.950E-5</text:p>
          </table:table-cell>
          <table:table-cell table:style-name="ce10" table:formula="of:=([.G262]/100)*[.K262]" office:value-type="float" office:value="0.0000013035" calcext:value-type="float">
            <text:p>1.3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263]*10^26" office:value-type="float" office:value="0.0000258" calcext:value-type="float">
            <text:p>2.580E-5</text:p>
          </table:table-cell>
          <table:table-cell table:style-name="ce10" table:formula="of:=([.G263]/100)*[.K263]" office:value-type="float" office:value="0.0000005418" calcext:value-type="float">
            <text:p>5.41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4]*10^26" office:value-type="float" office:value="0.0000166" calcext:value-type="float">
            <text:p>1.660E-5</text:p>
          </table:table-cell>
          <table:table-cell table:style-name="ce10" table:formula="of:=([.G264]/100)*[.K264]" office:value-type="float" office:value="0.0000002988" calcext:value-type="float">
            <text:p>2.98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265]*10^26" office:value-type="float" office:value="0.0000161" calcext:value-type="float">
            <text:p>1.610E-5</text:p>
          </table:table-cell>
          <table:table-cell table:style-name="ce10" table:formula="of:=([.G265]/100)*[.K265]" office:value-type="float" office:value="0.0000003381" calcext:value-type="float">
            <text:p>3.38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6]*10^26" office:value-type="float" office:value="0.00000752" calcext:value-type="float">
            <text:p>7.520E-6</text:p>
          </table:table-cell>
          <table:table-cell table:style-name="ce10" table:formula="of:=([.G266]/100)*[.K266]" office:value-type="float" office:value="0.00000024064" calcext:value-type="float">
            <text:p>2.40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267]*10^26" office:value-type="float" office:value="0.0000072" calcext:value-type="float">
            <text:p>7.200E-6</text:p>
          </table:table-cell>
          <table:table-cell table:style-name="ce10" table:formula="of:=([.G267]/100)*[.K267]" office:value-type="float" office:value="0.0000002736" calcext:value-type="float">
            <text:p>2.73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10" table:formula="of:=[.F268]*10^26" office:value-type="float" office:value="0.00000398" calcext:value-type="float">
            <text:p>3.980E-6</text:p>
          </table:table-cell>
          <table:table-cell table:style-name="ce10" table:formula="of:=([.G268]/100)*[.K268]" office:value-type="float" office:value="0.0000001194" calcext:value-type="float">
            <text:p>1.19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269]*10^26" office:value-type="float" office:value="0.000002" calcext:value-type="float">
            <text:p>2.000E-6</text:p>
          </table:table-cell>
          <table:table-cell table:style-name="ce10" table:formula="of:=([.G269]/100)*[.K269]" office:value-type="float" office:value="0.000000046" calcext:value-type="float">
            <text:p>4.6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0]*10^26" office:value-type="float" office:value="0.00000119" calcext:value-type="float">
            <text:p>1.190E-6</text:p>
          </table:table-cell>
          <table:table-cell table:style-name="ce10" table:formula="of:=([.G270]/100)*[.K270]" office:value-type="float" office:value="0.00000004641" calcext:value-type="float">
            <text:p>4.6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71]*10^26" office:value-type="float" office:value="0.00000118" calcext:value-type="float">
            <text:p>1.180E-6</text:p>
          </table:table-cell>
          <table:table-cell table:style-name="ce10" table:formula="of:=([.G271]/100)*[.K271]" office:value-type="float" office:value="0.00000003894" calcext:value-type="float">
            <text:p>3.89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2]*10^26" office:value-type="float" office:value="0.0000228" calcext:value-type="float">
            <text:p>2.280E-5</text:p>
          </table:table-cell>
          <table:table-cell table:style-name="ce10" table:formula="of:=([.G272]/100)*[.K272]" office:value-type="float" office:value="0.0000004104" calcext:value-type="float">
            <text:p>4.1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3]*10^26" office:value-type="float" office:value="0.0000227" calcext:value-type="float">
            <text:p>2.270E-5</text:p>
          </table:table-cell>
          <table:table-cell table:style-name="ce10" table:formula="of:=([.G273]/100)*[.K273]" office:value-type="float" office:value="0.0000003632" calcext:value-type="float">
            <text:p>3.6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4]*10^26" office:value-type="float" office:value="0.0000212" calcext:value-type="float">
            <text:p>2.120E-5</text:p>
          </table:table-cell>
          <table:table-cell table:style-name="ce10" table:formula="of:=([.G274]/100)*[.K274]" office:value-type="float" office:value="0.0000006572" calcext:value-type="float">
            <text:p>6.5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275]*10^26" office:value-type="float" office:value="0.0000218" calcext:value-type="float">
            <text:p>2.180E-5</text:p>
          </table:table-cell>
          <table:table-cell table:style-name="ce10" table:formula="of:=([.G275]/100)*[.K275]" office:value-type="float" office:value="0.0000006322" calcext:value-type="float">
            <text:p>6.32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10" table:formula="of:=[.F276]*10^26" office:value-type="float" office:value="0.0000133" calcext:value-type="float">
            <text:p>1.330E-5</text:p>
          </table:table-cell>
          <table:table-cell table:style-name="ce10" table:formula="of:=([.G276]/100)*[.K276]" office:value-type="float" office:value="0.0000001729" calcext:value-type="float">
            <text:p>1.72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7]*10^26" office:value-type="float" office:value="0.00000879" calcext:value-type="float">
            <text:p>8.790E-6</text:p>
          </table:table-cell>
          <table:table-cell table:style-name="ce10" table:formula="of:=([.G277]/100)*[.K277]" office:value-type="float" office:value="0.0000001758" calcext:value-type="float">
            <text:p>1.7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8]*10^26" office:value-type="float" office:value="0.00000857" calcext:value-type="float">
            <text:p>8.570E-6</text:p>
          </table:table-cell>
          <table:table-cell table:style-name="ce10" table:formula="of:=([.G278]/100)*[.K278]" office:value-type="float" office:value="0.00000027424" calcext:value-type="float">
            <text:p>2.74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279]*10^26" office:value-type="float" office:value="0.00000873" calcext:value-type="float">
            <text:p>8.730E-6</text:p>
          </table:table-cell>
          <table:table-cell table:style-name="ce10" table:formula="of:=([.G279]/100)*[.K279]" office:value-type="float" office:value="0.00000019206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280]*10^26" office:value-type="float" office:value="0.0000044" calcext:value-type="float">
            <text:p>4.400E-6</text:p>
          </table:table-cell>
          <table:table-cell table:style-name="ce10" table:formula="of:=([.G280]/100)*[.K280]" office:value-type="float" office:value="0.0000001452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1]*10^26" office:value-type="float" office:value="0.00000205" calcext:value-type="float">
            <text:p>2.050E-6</text:p>
          </table:table-cell>
          <table:table-cell table:style-name="ce10" table:formula="of:=([.G281]/100)*[.K281]" office:value-type="float" office:value="0.0000000451" calcext:value-type="float">
            <text:p>4.5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282]*10^26" office:value-type="float" office:value="0.00000209" calcext:value-type="float">
            <text:p>2.090E-6</text:p>
          </table:table-cell>
          <table:table-cell table:style-name="ce10" table:formula="of:=([.G282]/100)*[.K282]" office:value-type="float" office:value="0.00000006688" calcext:value-type="float">
            <text:p>6.68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3]*10^26" office:value-type="float" office:value="0.00000107" calcext:value-type="float">
            <text:p>1.070E-6</text:p>
          </table:table-cell>
          <table:table-cell table:style-name="ce10" table:formula="of:=([.G283]/100)*[.K283]" office:value-type="float" office:value="0.00000003103" calcext:value-type="float">
            <text:p>3.10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284]*10^26" office:value-type="float" office:value="0.00000105" calcext:value-type="float">
            <text:p>1.050E-6</text:p>
          </table:table-cell>
          <table:table-cell table:style-name="ce10" table:formula="of:=([.G284]/100)*[.K284]" office:value-type="float" office:value="0.000000042" calcext:value-type="float">
            <text:p>4.2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5]*10^26" office:value-type="float" office:value="0.000000623" calcext:value-type="float">
            <text:p>6.230E-7</text:p>
          </table:table-cell>
          <table:table-cell table:style-name="ce10" table:formula="of:=([.G285]/100)*[.K285]" office:value-type="float" office:value="0.000000023051" calcext:value-type="float">
            <text:p>2.3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286]*10^26" office:value-type="float" office:value="0.000000598" calcext:value-type="float">
            <text:p>5.980E-7</text:p>
          </table:table-cell>
          <table:table-cell table:style-name="ce10" table:formula="of:=([.G286]/100)*[.K286]" office:value-type="float" office:value="0.000000018538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7]*10^26" office:value-type="float" office:value="0.000012" calcext:value-type="float">
            <text:p>1.200E-5</text:p>
          </table:table-cell>
          <table:table-cell table:style-name="ce10" table:formula="of:=([.G287]/100)*[.K287]" office:value-type="float" office:value="0.000000252" calcext:value-type="float">
            <text:p>2.5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8]*10^26" office:value-type="float" office:value="0.0000119" calcext:value-type="float">
            <text:p>1.190E-5</text:p>
          </table:table-cell>
          <table:table-cell table:style-name="ce10" table:formula="of:=([.G288]/100)*[.K288]" office:value-type="float" office:value="0.0000002261" calcext:value-type="float">
            <text:p>2.26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289]*10^26" office:value-type="float" office:value="0.0000121" calcext:value-type="float">
            <text:p>1.210E-5</text:p>
          </table:table-cell>
          <table:table-cell table:style-name="ce10" table:formula="of:=([.G289]/100)*[.K289]" office:value-type="float" office:value="0.0000003751" calcext:value-type="float">
            <text:p>3.75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10" table:formula="of:=[.F290]*10^26" office:value-type="float" office:value="0.00000732" calcext:value-type="float">
            <text:p>7.320E-6</text:p>
          </table:table-cell>
          <table:table-cell table:style-name="ce10" table:formula="of:=([.G290]/100)*[.K290]" office:value-type="float" office:value="0.00000013908" calcext:value-type="float">
            <text:p>1.3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1]*10^26" office:value-type="float" office:value="0.00000469" calcext:value-type="float">
            <text:p>4.690E-6</text:p>
          </table:table-cell>
          <table:table-cell table:style-name="ce10" table:formula="of:=([.G291]/100)*[.K291]" office:value-type="float" office:value="0.00000010318" calcext:value-type="float">
            <text:p>1.0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292]*10^26" office:value-type="float" office:value="0.00000455" calcext:value-type="float">
            <text:p>4.550E-6</text:p>
          </table:table-cell>
          <table:table-cell table:style-name="ce10" table:formula="of:=([.G292]/100)*[.K292]" office:value-type="float" office:value="0.00000009555" calcext:value-type="float">
            <text:p>9.55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3]*10^26" office:value-type="float" office:value="0.00000218" calcext:value-type="float">
            <text:p>2.180E-6</text:p>
          </table:table-cell>
          <table:table-cell table:style-name="ce10" table:formula="of:=([.G293]/100)*[.K293]" office:value-type="float" office:value="0.00000006322" calcext:value-type="float">
            <text:p>6.32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294]*10^26" office:value-type="float" office:value="0.00000206" calcext:value-type="float">
            <text:p>2.060E-6</text:p>
          </table:table-cell>
          <table:table-cell table:style-name="ce10" table:formula="of:=([.G294]/100)*[.K294]" office:value-type="float" office:value="0.00000008652" calcext:value-type="float">
            <text:p>8.65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5]*10^26" office:value-type="float" office:value="0.00000105" calcext:value-type="float">
            <text:p>1.050E-6</text:p>
          </table:table-cell>
          <table:table-cell table:style-name="ce10" table:formula="of:=([.G295]/100)*[.K295]" office:value-type="float" office:value="0.0000000315" calcext:value-type="float">
            <text:p>3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296]*10^26" office:value-type="float" office:value="0.00000104" calcext:value-type="float">
            <text:p>1.040E-6</text:p>
          </table:table-cell>
          <table:table-cell table:style-name="ce10" table:formula="of:=([.G296]/100)*[.K296]" office:value-type="float" office:value="0.00000005408" calcext:value-type="float">
            <text:p>5.4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7]*10^26" office:value-type="float" office:value="0.000000569" calcext:value-type="float">
            <text:p>5.690E-7</text:p>
          </table:table-cell>
          <table:table-cell table:style-name="ce10" table:formula="of:=([.G297]/100)*[.K297]" office:value-type="float" office:value="0.000000021053" calcext:value-type="float">
            <text:p>2.1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298]*10^26" office:value-type="float" office:value="0.000000663" calcext:value-type="float">
            <text:p>6.630E-7</text:p>
          </table:table-cell>
          <table:table-cell table:style-name="ce10" table:formula="of:=([.G298]/100)*[.K298]" office:value-type="float" office:value="0.000000045747" calcext:value-type="float">
            <text:p>4.5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299]*10^26" office:value-type="float" office:value="0.000000381" calcext:value-type="float">
            <text:p>3.810E-7</text:p>
          </table:table-cell>
          <table:table-cell table:style-name="ce10" table:formula="of:=([.G299]/100)*[.K299]" office:value-type="float" office:value="0.000000023622" calcext:value-type="float">
            <text:p>2.36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00]*10^26" office:value-type="float" office:value="0.000000348" calcext:value-type="float">
            <text:p>3.480E-7</text:p>
          </table:table-cell>
          <table:table-cell table:style-name="ce10" table:formula="of:=([.G300]/100)*[.K300]" office:value-type="float" office:value="0.00000001044" calcext:value-type="float">
            <text:p>1.04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1]*10^26" office:value-type="float" office:value="0.00000704" calcext:value-type="float">
            <text:p>7.040E-6</text:p>
          </table:table-cell>
          <table:table-cell table:style-name="ce10" table:formula="of:=([.G301]/100)*[.K301]" office:value-type="float" office:value="0.00000019008" calcext:value-type="float">
            <text:p>1.90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02]*10^26" office:value-type="float" office:value="0.00000682" calcext:value-type="float">
            <text:p>6.820E-6</text:p>
          </table:table-cell>
          <table:table-cell table:style-name="ce10" table:formula="of:=([.G302]/100)*[.K302]" office:value-type="float" office:value="0.0000001023" calcext:value-type="float">
            <text:p>1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10" table:formula="of:=[.F303]*10^26" office:value-type="float" office:value="0.00000414" calcext:value-type="float">
            <text:p>4.140E-6</text:p>
          </table:table-cell>
          <table:table-cell table:style-name="ce10" table:formula="of:=([.G303]/100)*[.K303]" office:value-type="float" office:value="0.00000007866" calcext:value-type="float">
            <text:p>7.86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4]*10^26" office:value-type="float" office:value="0.00000267" calcext:value-type="float">
            <text:p>2.670E-6</text:p>
          </table:table-cell>
          <table:table-cell table:style-name="ce10" table:formula="of:=([.G304]/100)*[.K304]" office:value-type="float" office:value="0.00000006141" calcext:value-type="float">
            <text:p>6.1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5]*10^26" office:value-type="float" office:value="0.0000025" calcext:value-type="float">
            <text:p>2.500E-6</text:p>
          </table:table-cell>
          <table:table-cell table:style-name="ce10" table:formula="of:=([.G305]/100)*[.K305]" office:value-type="float" office:value="0.0000001175" calcext:value-type="float">
            <text:p>1.1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06]*10^26" office:value-type="float" office:value="0.00000255" calcext:value-type="float">
            <text:p>2.550E-6</text:p>
          </table:table-cell>
          <table:table-cell table:style-name="ce10" table:formula="of:=([.G306]/100)*[.K306]" office:value-type="float" office:value="0.0000000561" calcext:value-type="float">
            <text:p>5.6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07]*10^26" office:value-type="float" office:value="0.00000119" calcext:value-type="float">
            <text:p>1.190E-6</text:p>
          </table:table-cell>
          <table:table-cell table:style-name="ce10" table:formula="of:=([.G307]/100)*[.K307]" office:value-type="float" office:value="0.00000003808" calcext:value-type="float">
            <text:p>3.8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8]*10^26" office:value-type="float" office:value="0.000000603" calcext:value-type="float">
            <text:p>6.030E-7</text:p>
          </table:table-cell>
          <table:table-cell table:style-name="ce10" table:formula="of:=([.G308]/100)*[.K308]" office:value-type="float" office:value="0.000000013869" calcext:value-type="float">
            <text:p>1.38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09]*10^26" office:value-type="float" office:value="0.000000649" calcext:value-type="float">
            <text:p>6.490E-7</text:p>
          </table:table-cell>
          <table:table-cell table:style-name="ce10" table:formula="of:=([.G309]/100)*[.K309]" office:value-type="float" office:value="0.000000027258" calcext:value-type="float">
            <text:p>2.72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10]*10^26" office:value-type="float" office:value="0.000000334" calcext:value-type="float">
            <text:p>3.340E-7</text:p>
          </table:table-cell>
          <table:table-cell table:style-name="ce10" table:formula="of:=([.G310]/100)*[.K310]" office:value-type="float" office:value="0.000000016366" calcext:value-type="float">
            <text:p>1.63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11]*10^26" office:value-type="float" office:value="0.000000201" calcext:value-type="float">
            <text:p>2.010E-7</text:p>
          </table:table-cell>
          <table:table-cell table:style-name="ce10" table:formula="of:=([.G311]/100)*[.K311]" office:value-type="float" office:value="0.000000006633" calcext:value-type="float">
            <text:p>6.633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2]*10^26" office:value-type="float" office:value="0.00000359" calcext:value-type="float">
            <text:p>3.590E-6</text:p>
          </table:table-cell>
          <table:table-cell table:style-name="ce10" table:formula="of:=([.G312]/100)*[.K312]" office:value-type="float" office:value="0.00000008975" calcext:value-type="float">
            <text:p>8.9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13]*10^26" office:value-type="float" office:value="0.00000363" calcext:value-type="float">
            <text:p>3.630E-6</text:p>
          </table:table-cell>
          <table:table-cell table:style-name="ce10" table:formula="of:=([.G313]/100)*[.K313]" office:value-type="float" office:value="0.0000000726" calcext:value-type="float">
            <text:p>7.2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4]*10^26" office:value-type="float" office:value="0.00000212" calcext:value-type="float">
            <text:p>2.120E-6</text:p>
          </table:table-cell>
          <table:table-cell table:style-name="ce10" table:formula="of:=([.G314]/100)*[.K314]" office:value-type="float" office:value="0.00000008692" calcext:value-type="float">
            <text:p>8.69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15]*10^26" office:value-type="float" office:value="0.00000228" calcext:value-type="float">
            <text:p>2.280E-6</text:p>
          </table:table-cell>
          <table:table-cell table:style-name="ce10" table:formula="of:=([.G315]/100)*[.K315]" office:value-type="float" office:value="0.00000005016" calcext:value-type="float">
            <text:p>5.0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6]*10^26" office:value-type="float" office:value="0.00000141" calcext:value-type="float">
            <text:p>1.410E-6</text:p>
          </table:table-cell>
          <table:table-cell table:style-name="ce10" table:formula="of:=([.G316]/100)*[.K316]" office:value-type="float" office:value="0.00000003525" calcext:value-type="float">
            <text:p>3.5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17]*10^26" office:value-type="float" office:value="0.00000138" calcext:value-type="float">
            <text:p>1.380E-6</text:p>
          </table:table-cell>
          <table:table-cell table:style-name="ce10" table:formula="of:=([.G317]/100)*[.K317]" office:value-type="float" office:value="0.00000002898" calcext:value-type="float">
            <text:p>2.8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18]*10^26" office:value-type="float" office:value="0.000000689" calcext:value-type="float">
            <text:p>6.890E-7</text:p>
          </table:table-cell>
          <table:table-cell table:style-name="ce10" table:formula="of:=([.G318]/100)*[.K318]" office:value-type="float" office:value="0.000000031005" calcext:value-type="float">
            <text:p>3.10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19]*10^26" office:value-type="float" office:value="0.000000344" calcext:value-type="float">
            <text:p>3.440E-7</text:p>
          </table:table-cell>
          <table:table-cell table:style-name="ce10" table:formula="of:=([.G319]/100)*[.K319]" office:value-type="float" office:value="0.000000011696" calcext:value-type="float">
            <text:p>1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0]*10^26" office:value-type="float" office:value="0.000000137" calcext:value-type="float">
            <text:p>1.370E-7</text:p>
          </table:table-cell>
          <table:table-cell table:style-name="ce10" table:formula="of:=([.G320]/100)*[.K320]" office:value-type="float" office:value="0.000000008357" calcext:value-type="float">
            <text:p>8.35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21]*10^26" office:value-type="float" office:value="0.000000125" calcext:value-type="float">
            <text:p>1.250E-7</text:p>
          </table:table-cell>
          <table:table-cell table:style-name="ce10" table:formula="of:=([.G321]/100)*[.K321]" office:value-type="float" office:value="0.000000003875" calcext:value-type="float">
            <text:p>3.87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2]*10^26" office:value-type="float" office:value="0.00000204" calcext:value-type="float">
            <text:p>2.040E-6</text:p>
          </table:table-cell>
          <table:table-cell table:style-name="ce10" table:formula="of:=([.G322]/100)*[.K322]" office:value-type="float" office:value="0.0000000408" calcext:value-type="float">
            <text:p>4.08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3]*10^26" office:value-type="float" office:value="0.00000209" calcext:value-type="float">
            <text:p>2.090E-6</text:p>
          </table:table-cell>
          <table:table-cell table:style-name="ce10" table:formula="of:=([.G323]/100)*[.K323]" office:value-type="float" office:value="0.00000006061" calcext:value-type="float">
            <text:p>6.06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24]*10^26" office:value-type="float" office:value="0.00000202" calcext:value-type="float">
            <text:p>2.020E-6</text:p>
          </table:table-cell>
          <table:table-cell table:style-name="ce10" table:formula="of:=([.G324]/100)*[.K324]" office:value-type="float" office:value="0.00000006464" calcext:value-type="float">
            <text:p>6.46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325]*10^26" office:value-type="float" office:value="0.00000128" calcext:value-type="float">
            <text:p>1.280E-6</text:p>
          </table:table-cell>
          <table:table-cell table:style-name="ce10" table:formula="of:=([.G325]/100)*[.K325]" office:value-type="float" office:value="0.00000002176" calcext:value-type="float">
            <text:p>2.17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6]*10^26" office:value-type="float" office:value="0.00000083" calcext:value-type="float">
            <text:p>8.300E-7</text:p>
          </table:table-cell>
          <table:table-cell table:style-name="ce10" table:formula="of:=([.G326]/100)*[.K326]" office:value-type="float" office:value="0.00000002075" calcext:value-type="float">
            <text:p>2.0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327]*10^26" office:value-type="float" office:value="0.000000846" calcext:value-type="float">
            <text:p>8.460E-7</text:p>
          </table:table-cell>
          <table:table-cell table:style-name="ce10" table:formula="of:=([.G327]/100)*[.K327]" office:value-type="float" office:value="0.000000024534" calcext:value-type="float">
            <text:p>2.45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328]*10^26" office:value-type="float" office:value="0.000000386" calcext:value-type="float">
            <text:p>3.860E-7</text:p>
          </table:table-cell>
          <table:table-cell table:style-name="ce10" table:formula="of:=([.G328]/100)*[.K328]" office:value-type="float" office:value="0.000000012738" calcext:value-type="float">
            <text:p>1.27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29]*10^26" office:value-type="float" office:value="0.000000208" calcext:value-type="float">
            <text:p>2.080E-7</text:p>
          </table:table-cell>
          <table:table-cell table:style-name="ce10" table:formula="of:=([.G329]/100)*[.K329]" office:value-type="float" office:value="0.00000000832" calcext:value-type="float">
            <text:p>8.320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0]*10^26" office:value-type="float" office:value="0.000000196" calcext:value-type="float">
            <text:p>1.960E-7</text:p>
          </table:table-cell>
          <table:table-cell table:style-name="ce10" table:formula="of:=([.G330]/100)*[.K330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1]*10^26" office:value-type="float" office:value="0.000000111" calcext:value-type="float">
            <text:p>1.110E-7</text:p>
          </table:table-cell>
          <table:table-cell table:style-name="ce10" table:formula="of:=([.G331]/100)*[.K331]" office:value-type="float" office:value="0.000000009879" calcext:value-type="float">
            <text:p>9.87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2]*10^26" office:value-type="float" office:value="0.000000127" calcext:value-type="float">
            <text:p>1.270E-7</text:p>
          </table:table-cell>
          <table:table-cell table:style-name="ce10" table:formula="of:=([.G332]/100)*[.K332]" office:value-type="float" office:value="0.000000008255" calcext:value-type="float">
            <text:p>8.255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3]*10^26" office:value-type="float" office:value="0.0000000695" calcext:value-type="float">
            <text:p>6.950E-8</text:p>
          </table:table-cell>
          <table:table-cell table:style-name="ce10" table:formula="of:=([.G333]/100)*[.K333]" office:value-type="float" office:value="0.000000004309" calcext:value-type="float">
            <text:p>4.30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334]*10^26" office:value-type="float" office:value="0.000000476" calcext:value-type="float">
            <text:p>4.760E-7</text:p>
          </table:table-cell>
          <table:table-cell table:style-name="ce10" table:formula="of:=([.G334]/100)*[.K334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35]*10^26" office:value-type="float" office:value="0.000000067" calcext:value-type="float">
            <text:p>6.700E-8</text:p>
          </table:table-cell>
          <table:table-cell table:style-name="ce10" table:formula="of:=([.G335]/100)*[.K335]" office:value-type="float" office:value="0.000000004221" calcext:value-type="float">
            <text:p>4.221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336]*10^26" office:value-type="float" office:value="0.0000000275" calcext:value-type="float">
            <text:p>2.750E-8</text:p>
          </table:table-cell>
          <table:table-cell table:style-name="ce10" table:formula="of:=([.G336]/100)*[.K336]" office:value-type="float" office:value="0.000000001155" calcext:value-type="float">
            <text:p>1.15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337]*10^26" office:value-type="float" office:value="0.0000000449" calcext:value-type="float">
            <text:p>4.490E-8</text:p>
          </table:table-cell>
          <table:table-cell table:style-name="ce10" table:formula="of:=([.G337]/100)*[.K337]" office:value-type="float" office:value="0.0000000019756" calcext:value-type="float">
            <text:p>1.97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338]*10^26" office:value-type="float" office:value="0.0000000167" calcext:value-type="float">
            <text:p>1.670E-8</text:p>
          </table:table-cell>
          <table:table-cell table:style-name="ce10" table:formula="of:=([.G338]/100)*[.K338]" office:value-type="float" office:value="0.0000000009185" calcext:value-type="float">
            <text:p>9.185E-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39]*10^26" office:value-type="float" office:value="0.00000000612" calcext:value-type="float">
            <text:p>6.120E-9</text:p>
          </table:table-cell>
          <table:table-cell table:style-name="ce10" table:formula="of:=([.G339]/100)*[.K339]" office:value-type="float" office:value="0.00000000057528" calcext:value-type="float">
            <text:p>5.753E-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0]*10^26" office:value-type="float" office:value="0.000168" calcext:value-type="float">
            <text:p>1.680E-4</text:p>
          </table:table-cell>
          <table:table-cell table:style-name="ce10" table:formula="of:=([.G340]/100)*[.K340]" office:value-type="float" office:value="0.000003024" calcext:value-type="float">
            <text:p>3.02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10" table:formula="of:=[.F341]*10^26" office:value-type="float" office:value="0.000169" calcext:value-type="float">
            <text:p>1.690E-4</text:p>
          </table:table-cell>
          <table:table-cell table:style-name="ce10" table:formula="of:=([.G341]/100)*[.K341]" office:value-type="float" office:value="0.000003211" calcext:value-type="float">
            <text:p>3.21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10" table:formula="of:=[.F342]*10^26" office:value-type="float" office:value="0.0000677" calcext:value-type="float">
            <text:p>6.770E-5</text:p>
          </table:table-cell>
          <table:table-cell table:style-name="ce10" table:formula="of:=([.G342]/100)*[.K342]" office:value-type="float" office:value="0.0000014217" calcext:value-type="float">
            <text:p>1.42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43]*10^26" office:value-type="float" office:value="0.0000187" calcext:value-type="float">
            <text:p>1.870E-5</text:p>
          </table:table-cell>
          <table:table-cell table:style-name="ce10" table:formula="of:=([.G343]/100)*[.K343]" office:value-type="float" office:value="0.0000003366" calcext:value-type="float">
            <text:p>3.36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4]*10^26" office:value-type="float" office:value="0.0000106" calcext:value-type="float">
            <text:p>1.060E-5</text:p>
          </table:table-cell>
          <table:table-cell table:style-name="ce10" table:formula="of:=([.G344]/100)*[.K344]" office:value-type="float" office:value="0.0000002862" calcext:value-type="float">
            <text:p>2.8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45]*10^26" office:value-type="float" office:value="0.00000738" calcext:value-type="float">
            <text:p>7.380E-6</text:p>
          </table:table-cell>
          <table:table-cell table:style-name="ce10" table:formula="of:=([.G345]/100)*[.K345]" office:value-type="float" office:value="0.00000025092" calcext:value-type="float">
            <text:p>2.50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6]*10^26" office:value-type="float" office:value="0.0000742" calcext:value-type="float">
            <text:p>7.420E-5</text:p>
          </table:table-cell>
          <table:table-cell table:style-name="ce10" table:formula="of:=([.G346]/100)*[.K346]" office:value-type="float" office:value="0.0000013356" calcext:value-type="float">
            <text:p>1.33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10" table:formula="of:=[.F347]*10^26" office:value-type="float" office:value="0.0000734" calcext:value-type="float">
            <text:p>7.340E-5</text:p>
          </table:table-cell>
          <table:table-cell table:style-name="ce10" table:formula="of:=([.G347]/100)*[.K347]" office:value-type="float" office:value="0.0000016148" calcext:value-type="float">
            <text:p>1.61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10" table:formula="of:=[.F348]*10^26" office:value-type="float" office:value="0.0000306" calcext:value-type="float">
            <text:p>3.060E-5</text:p>
          </table:table-cell>
          <table:table-cell table:style-name="ce10" table:formula="of:=([.G348]/100)*[.K348]" office:value-type="float" office:value="0.0000006426" calcext:value-type="float">
            <text:p>6.42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49]*10^26" office:value-type="float" office:value="0.00000513" calcext:value-type="float">
            <text:p>5.130E-6</text:p>
          </table:table-cell>
          <table:table-cell table:style-name="ce10" table:formula="of:=([.G349]/100)*[.K349]" office:value-type="float" office:value="0.00000010773" calcext:value-type="float">
            <text:p>1.07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0]*10^26" office:value-type="float" office:value="0.00000343" calcext:value-type="float">
            <text:p>3.430E-6</text:p>
          </table:table-cell>
          <table:table-cell table:style-name="ce10" table:formula="of:=([.G350]/100)*[.K350]" office:value-type="float" office:value="0.00000007546" calcext:value-type="float">
            <text:p>7.54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1]*10^26" office:value-type="float" office:value="0.0000342" calcext:value-type="float">
            <text:p>3.420E-5</text:p>
          </table:table-cell>
          <table:table-cell table:style-name="ce10" table:formula="of:=([.G351]/100)*[.K351]" office:value-type="float" office:value="0.000000513" calcext:value-type="float">
            <text:p>5.1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2]*10^26" office:value-type="float" office:value="0.000035" calcext:value-type="float">
            <text:p>3.500E-5</text:p>
          </table:table-cell>
          <table:table-cell table:style-name="ce10" table:formula="of:=([.G352]/100)*[.K352]" office:value-type="float" office:value="0.00000077" calcext:value-type="float">
            <text:p>7.7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3]*10^26" office:value-type="float" office:value="0.0000147" calcext:value-type="float">
            <text:p>1.470E-5</text:p>
          </table:table-cell>
          <table:table-cell table:style-name="ce10" table:formula="of:=([.G353]/100)*[.K353]" office:value-type="float" office:value="0.0000003675" calcext:value-type="float">
            <text:p>3.6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10" table:formula="of:=[.F354]*10^26" office:value-type="float" office:value="0.0000143" calcext:value-type="float">
            <text:p>1.430E-5</text:p>
          </table:table-cell>
          <table:table-cell table:style-name="ce10" table:formula="of:=([.G354]/100)*[.K354]" office:value-type="float" office:value="0.0000003146" calcext:value-type="float">
            <text:p>3.1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10" table:formula="of:=[.F355]*10^26" office:value-type="float" office:value="0.00000741" calcext:value-type="float">
            <text:p>7.410E-6</text:p>
          </table:table-cell>
          <table:table-cell table:style-name="ce10" table:formula="of:=([.G355]/100)*[.K355]" office:value-type="float" office:value="0.00000018525" calcext:value-type="float">
            <text:p>1.85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10" table:formula="of:=[.F356]*10^26" office:value-type="float" office:value="0.00000269" calcext:value-type="float">
            <text:p>2.690E-6</text:p>
          </table:table-cell>
          <table:table-cell table:style-name="ce10" table:formula="of:=([.G356]/100)*[.K356]" office:value-type="float" office:value="0.00000006994" calcext:value-type="float">
            <text:p>6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10" table:formula="of:=[.F357]*10^26" office:value-type="float" office:value="0.00000188" calcext:value-type="float">
            <text:p>1.880E-6</text:p>
          </table:table-cell>
          <table:table-cell table:style-name="ce10" table:formula="of:=([.G357]/100)*[.K357]" office:value-type="float" office:value="0.00000004888" calcext:value-type="float">
            <text:p>4.888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8]*10^26" office:value-type="float" office:value="0.0000194" calcext:value-type="float">
            <text:p>1.940E-5</text:p>
          </table:table-cell>
          <table:table-cell table:style-name="ce10" table:formula="of:=([.G358]/100)*[.K358]" office:value-type="float" office:value="0.0000003686" calcext:value-type="float">
            <text:p>3.68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10" table:formula="of:=[.F359]*10^26" office:value-type="float" office:value="0.0000189" calcext:value-type="float">
            <text:p>1.890E-5</text:p>
          </table:table-cell>
          <table:table-cell table:style-name="ce10" table:formula="of:=([.G359]/100)*[.K359]" office:value-type="float" office:value="0.0000003969" calcext:value-type="float">
            <text:p>3.9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10" table:formula="of:=[.F360]*10^26" office:value-type="float" office:value="0.0000115" calcext:value-type="float">
            <text:p>1.150E-5</text:p>
          </table:table-cell>
          <table:table-cell table:style-name="ce10" table:formula="of:=([.G360]/100)*[.K360]" office:value-type="float" office:value="0.000000253" calcext:value-type="float">
            <text:p>2.5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1]*10^26" office:value-type="float" office:value="0.00000764" calcext:value-type="float">
            <text:p>7.640E-6</text:p>
          </table:table-cell>
          <table:table-cell table:style-name="ce10" table:formula="of:=([.G361]/100)*[.K361]" office:value-type="float" office:value="0.00000014516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10" table:formula="of:=[.F362]*10^26" office:value-type="float" office:value="0.00000805" calcext:value-type="float">
            <text:p>8.050E-6</text:p>
          </table:table-cell>
          <table:table-cell table:style-name="ce10" table:formula="of:=([.G362]/100)*[.K362]" office:value-type="float" office:value="0.00000016905" calcext:value-type="float">
            <text:p>1.6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10" table:formula="of:=[.F363]*10^26" office:value-type="float" office:value="0.00000413" calcext:value-type="float">
            <text:p>4.130E-6</text:p>
          </table:table-cell>
          <table:table-cell table:style-name="ce10" table:formula="of:=([.G363]/100)*[.K363]" office:value-type="float" office:value="0.00000012803" calcext:value-type="float">
            <text:p>1.28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10" table:formula="of:=[.F364]*10^26" office:value-type="float" office:value="0.00000159" calcext:value-type="float">
            <text:p>1.590E-6</text:p>
          </table:table-cell>
          <table:table-cell table:style-name="ce10" table:formula="of:=([.G364]/100)*[.K364]" office:value-type="float" office:value="0.00000003498" calcext:value-type="float">
            <text:p>3.4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65]*10^26" office:value-type="float" office:value="0.00000117" calcext:value-type="float">
            <text:p>1.170E-6</text:p>
          </table:table-cell>
          <table:table-cell table:style-name="ce10" table:formula="of:=([.G365]/100)*[.K365]" office:value-type="float" office:value="0.00000002925" calcext:value-type="float">
            <text:p>2.9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6]*10^26" office:value-type="float" office:value="0.0000119" calcext:value-type="float">
            <text:p>1.190E-5</text:p>
          </table:table-cell>
          <table:table-cell table:style-name="ce10" table:formula="of:=([.G366]/100)*[.K366]" office:value-type="float" office:value="0.0000002023" calcext:value-type="float">
            <text:p>2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10" table:formula="of:=[.F367]*10^26" office:value-type="float" office:value="0.0000113" calcext:value-type="float">
            <text:p>1.130E-5</text:p>
          </table:table-cell>
          <table:table-cell table:style-name="ce10" table:formula="of:=([.G367]/100)*[.K367]" office:value-type="float" office:value="0.0000001921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8]*10^26" office:value-type="float" office:value="0.00000465" calcext:value-type="float">
            <text:p>4.650E-6</text:p>
          </table:table-cell>
          <table:table-cell table:style-name="ce10" table:formula="of:=([.G368]/100)*[.K368]" office:value-type="float" office:value="0.000000093" calcext:value-type="float">
            <text:p>9.3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10" table:formula="of:=[.F369]*10^26" office:value-type="float" office:value="0.00000459" calcext:value-type="float">
            <text:p>4.590E-6</text:p>
          </table:table-cell>
          <table:table-cell table:style-name="ce10" table:formula="of:=([.G369]/100)*[.K369]" office:value-type="float" office:value="0.00000010557" calcext:value-type="float">
            <text:p>1.05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10" table:formula="of:=[.F370]*10^26" office:value-type="float" office:value="0.00000245" calcext:value-type="float">
            <text:p>2.450E-6</text:p>
          </table:table-cell>
          <table:table-cell table:style-name="ce10" table:formula="of:=([.G370]/100)*[.K370]" office:value-type="float" office:value="0.00000007595" calcext:value-type="float">
            <text:p>7.5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1]*10^26" office:value-type="float" office:value="0.0000014" calcext:value-type="float">
            <text:p>1.400E-6</text:p>
          </table:table-cell>
          <table:table-cell table:style-name="ce10" table:formula="of:=([.G371]/100)*[.K371]" office:value-type="float" office:value="0.0000000322" calcext:value-type="float">
            <text:p>3.22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10" table:formula="of:=[.F372]*10^26" office:value-type="float" office:value="0.000000944" calcext:value-type="float">
            <text:p>9.440E-7</text:p>
          </table:table-cell>
          <table:table-cell table:style-name="ce10" table:formula="of:=([.G372]/100)*[.K372]" office:value-type="float" office:value="0.000000024544" calcext:value-type="float">
            <text:p>2.4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73]*10^26" office:value-type="float" office:value="0.000000708" calcext:value-type="float">
            <text:p>7.080E-7</text:p>
          </table:table-cell>
          <table:table-cell table:style-name="ce10" table:formula="of:=([.G373]/100)*[.K373]" office:value-type="float" office:value="0.000000014868" calcext:value-type="float">
            <text:p>1.487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4]*10^26" office:value-type="float" office:value="0.00000665" calcext:value-type="float">
            <text:p>6.650E-6</text:p>
          </table:table-cell>
          <table:table-cell table:style-name="ce10" table:formula="of:=([.G374]/100)*[.K374]" office:value-type="float" office:value="0.0000001197" calcext:value-type="float">
            <text:p>1.19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10" table:formula="of:=[.F375]*10^26" office:value-type="float" office:value="0.00000666" calcext:value-type="float">
            <text:p>6.660E-6</text:p>
          </table:table-cell>
          <table:table-cell table:style-name="ce10" table:formula="of:=([.G375]/100)*[.K375]" office:value-type="float" office:value="0.00000012654" calcext:value-type="float">
            <text:p>1.26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6]*10^26" office:value-type="float" office:value="0.00000273" calcext:value-type="float">
            <text:p>2.730E-6</text:p>
          </table:table-cell>
          <table:table-cell table:style-name="ce10" table:formula="of:=([.G376]/100)*[.K376]" office:value-type="float" office:value="0.0000000546" calcext:value-type="float">
            <text:p>5.4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10" table:formula="of:=[.F377]*10^26" office:value-type="float" office:value="0.00000278" calcext:value-type="float">
            <text:p>2.780E-6</text:p>
          </table:table-cell>
          <table:table-cell table:style-name="ce10" table:formula="of:=([.G377]/100)*[.K377]" office:value-type="float" office:value="0.0000000417" calcext:value-type="float">
            <text:p>4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10" table:formula="of:=[.F378]*10^26" office:value-type="float" office:value="0.00000144" calcext:value-type="float">
            <text:p>1.440E-6</text:p>
          </table:table-cell>
          <table:table-cell table:style-name="ce10" table:formula="of:=([.G378]/100)*[.K378]" office:value-type="float" office:value="0.00000003744" calcext:value-type="float">
            <text:p>3.7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10" table:formula="of:=[.F379]*10^26" office:value-type="float" office:value="0.00000086" calcext:value-type="float">
            <text:p>8.600E-7</text:p>
          </table:table-cell>
          <table:table-cell table:style-name="ce10" table:formula="of:=([.G379]/100)*[.K379]" office:value-type="float" office:value="0.0000000215" calcext:value-type="float">
            <text:p>2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0]*10^26" office:value-type="float" office:value="0.000000577" calcext:value-type="float">
            <text:p>5.770E-7</text:p>
          </table:table-cell>
          <table:table-cell table:style-name="ce10" table:formula="of:=([.G380]/100)*[.K380]" office:value-type="float" office:value="0.000000014425" calcext:value-type="float">
            <text:p>1.44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1]*10^26" office:value-type="float" office:value="0.000000446" calcext:value-type="float">
            <text:p>4.460E-7</text:p>
          </table:table-cell>
          <table:table-cell table:style-name="ce10" table:formula="of:=([.G381]/100)*[.K381]" office:value-type="float" office:value="0.000000012934" calcext:value-type="float">
            <text:p>1.293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2]*10^26" office:value-type="float" office:value="0.00000411" calcext:value-type="float">
            <text:p>4.110E-6</text:p>
          </table:table-cell>
          <table:table-cell table:style-name="ce10" table:formula="of:=([.G382]/100)*[.K382]" office:value-type="float" office:value="0.00000010686" calcext:value-type="float">
            <text:p>1.0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10" table:formula="of:=[.F383]*10^26" office:value-type="float" office:value="0.00000403" calcext:value-type="float">
            <text:p>4.030E-6</text:p>
          </table:table-cell>
          <table:table-cell table:style-name="ce10" table:formula="of:=([.G383]/100)*[.K383]" office:value-type="float" office:value="0.00000005642" calcext:value-type="float">
            <text:p>5.64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4]*10^26" office:value-type="float" office:value="0.00000167" calcext:value-type="float">
            <text:p>1.670E-6</text:p>
          </table:table-cell>
          <table:table-cell table:style-name="ce10" table:formula="of:=([.G384]/100)*[.K384]" office:value-type="float" office:value="0.00000003507" calcext:value-type="float">
            <text:p>3.50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10" table:formula="of:=[.F385]*10^26" office:value-type="float" office:value="0.0000017" calcext:value-type="float">
            <text:p>1.700E-6</text:p>
          </table:table-cell>
          <table:table-cell table:style-name="ce10" table:formula="of:=([.G385]/100)*[.K385]" office:value-type="float" office:value="0.0000000323" calcext:value-type="float">
            <text:p>3.23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10" table:formula="of:=[.F386]*10^26" office:value-type="float" office:value="0.000000924" calcext:value-type="float">
            <text:p>9.240E-7</text:p>
          </table:table-cell>
          <table:table-cell table:style-name="ce10" table:formula="of:=([.G386]/100)*[.K386]" office:value-type="float" office:value="0.000000024948" calcext:value-type="float">
            <text:p>2.4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10" table:formula="of:=[.F387]*10^26" office:value-type="float" office:value="0.000000543" calcext:value-type="float">
            <text:p>5.430E-7</text:p>
          </table:table-cell>
          <table:table-cell table:style-name="ce10" table:formula="of:=([.G387]/100)*[.K387]" office:value-type="float" office:value="0.000000011946" calcext:value-type="float">
            <text:p>1.1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10" table:formula="of:=[.F388]*10^26" office:value-type="float" office:value="0.00000038" calcext:value-type="float">
            <text:p>3.800E-7</text:p>
          </table:table-cell>
          <table:table-cell table:style-name="ce10" table:formula="of:=([.G388]/100)*[.K388]" office:value-type="float" office:value="0.0000000114" calcext:value-type="float">
            <text:p>1.14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10" table:formula="of:=[.F389]*10^26" office:value-type="float" office:value="0.000000296" calcext:value-type="float">
            <text:p>2.960E-7</text:p>
          </table:table-cell>
          <table:table-cell table:style-name="ce10" table:formula="of:=([.G389]/100)*[.K389]" office:value-type="float" office:value="0.0000000074" calcext:value-type="float">
            <text:p>7.40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0]*10^26" office:value-type="float" office:value="0.00000237" calcext:value-type="float">
            <text:p>2.370E-6</text:p>
          </table:table-cell>
          <table:table-cell table:style-name="ce10" table:formula="of:=([.G390]/100)*[.K390]" office:value-type="float" office:value="0.00000005925" calcext:value-type="float">
            <text:p>5.9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10" table:formula="of:=[.F391]*10^26" office:value-type="float" office:value="0.00000238" calcext:value-type="float">
            <text:p>2.380E-6</text:p>
          </table:table-cell>
          <table:table-cell table:style-name="ce10" table:formula="of:=([.G391]/100)*[.K391]" office:value-type="float" office:value="0.00000004046" calcext:value-type="float">
            <text:p>4.04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10" table:formula="of:=[.F392]*10^26" office:value-type="float" office:value="0.00000148" calcext:value-type="float">
            <text:p>1.480E-6</text:p>
          </table:table-cell>
          <table:table-cell table:style-name="ce10" table:formula="of:=([.G392]/100)*[.K392]" office:value-type="float" office:value="0.00000002812" calcext:value-type="float">
            <text:p>2.81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3]*10^26" office:value-type="float" office:value="0.00000102" calcext:value-type="float">
            <text:p>1.020E-6</text:p>
          </table:table-cell>
          <table:table-cell table:style-name="ce10" table:formula="of:=([.G393]/100)*[.K393]" office:value-type="float" office:value="0.00000002244" calcext:value-type="float">
            <text:p>2.2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10" table:formula="of:=[.F394]*10^26" office:value-type="float" office:value="0.00000103" calcext:value-type="float">
            <text:p>1.030E-6</text:p>
          </table:table-cell>
          <table:table-cell table:style-name="ce10" table:formula="of:=([.G394]/100)*[.K394]" office:value-type="float" office:value="0.00000001854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10" table:formula="of:=[.F395]*10^26" office:value-type="float" office:value="0.000000539" calcext:value-type="float">
            <text:p>5.390E-7</text:p>
          </table:table-cell>
          <table:table-cell table:style-name="ce10" table:formula="of:=([.G395]/100)*[.K395]" office:value-type="float" office:value="0.00000002156" calcext:value-type="float">
            <text:p>2.15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10" table:formula="of:=[.F396]*10^26" office:value-type="float" office:value="0.000000334" calcext:value-type="float">
            <text:p>3.340E-7</text:p>
          </table:table-cell>
          <table:table-cell table:style-name="ce10" table:formula="of:=([.G396]/100)*[.K396]" office:value-type="float" office:value="0.000000012024" calcext:value-type="float">
            <text:p>1.20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10" table:formula="of:=[.F397]*10^26" office:value-type="float" office:value="0.000000198" calcext:value-type="float">
            <text:p>1.980E-7</text:p>
          </table:table-cell>
          <table:table-cell table:style-name="ce10" table:formula="of:=([.G397]/100)*[.K397]" office:value-type="float" office:value="0.00000000495" calcext:value-type="float">
            <text:p>4.95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8]*10^26" office:value-type="float" office:value="0.00000159" calcext:value-type="float">
            <text:p>1.590E-6</text:p>
          </table:table-cell>
          <table:table-cell table:style-name="ce10" table:formula="of:=([.G398]/100)*[.K398]" office:value-type="float" office:value="0.00000003021" calcext:value-type="float">
            <text:p>3.02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10" table:formula="of:=[.F399]*10^26" office:value-type="float" office:value="0.00000155" calcext:value-type="float">
            <text:p>1.550E-6</text:p>
          </table:table-cell>
          <table:table-cell table:style-name="ce10" table:formula="of:=([.G399]/100)*[.K399]" office:value-type="float" office:value="0.00000005115" calcext:value-type="float">
            <text:p>5.11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10" table:formula="of:=[.F400]*10^26" office:value-type="float" office:value="0.000000944" calcext:value-type="float">
            <text:p>9.440E-7</text:p>
          </table:table-cell>
          <table:table-cell table:style-name="ce10" table:formula="of:=([.G400]/100)*[.K400]" office:value-type="float" office:value="0.000000016048" calcext:value-type="float">
            <text:p>1.6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1]*10^26" office:value-type="float" office:value="0.000000649" calcext:value-type="float">
            <text:p>6.490E-7</text:p>
          </table:table-cell>
          <table:table-cell table:style-name="ce10" table:formula="of:=([.G401]/100)*[.K401]" office:value-type="float" office:value="0.000000014927" calcext:value-type="float">
            <text:p>1.49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10" table:formula="of:=[.F402]*10^26" office:value-type="float" office:value="0.000000633" calcext:value-type="float">
            <text:p>6.330E-7</text:p>
          </table:table-cell>
          <table:table-cell table:style-name="ce10" table:formula="of:=([.G402]/100)*[.K402]" office:value-type="float" office:value="0.000000015825" calcext:value-type="float">
            <text:p>1.58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10" table:formula="of:=[.F403]*10^26" office:value-type="float" office:value="0.000000349" calcext:value-type="float">
            <text:p>3.490E-7</text:p>
          </table:table-cell>
          <table:table-cell table:style-name="ce10" table:formula="of:=([.G403]/100)*[.K403]" office:value-type="float" office:value="0.000000009772" calcext:value-type="float">
            <text:p>9.772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4]*10^26" office:value-type="float" office:value="0.000000203" calcext:value-type="float">
            <text:p>2.030E-7</text:p>
          </table:table-cell>
          <table:table-cell table:style-name="ce10" table:formula="of:=([.G404]/100)*[.K404]" office:value-type="float" office:value="0.000000006699" calcext:value-type="float">
            <text:p>6.69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10" table:formula="of:=[.F405]*10^26" office:value-type="float" office:value="0.000000165" calcext:value-type="float">
            <text:p>1.650E-7</text:p>
          </table:table-cell>
          <table:table-cell table:style-name="ce10" table:formula="of:=([.G405]/100)*[.K405]" office:value-type="float" office:value="0.00000000693" calcext:value-type="float">
            <text:p>6.93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10" table:formula="of:=[.F406]*10^26" office:value-type="float" office:value="0.000000386" calcext:value-type="float">
            <text:p>3.860E-7</text:p>
          </table:table-cell>
          <table:table-cell table:style-name="ce10" table:formula="of:=([.G406]/100)*[.K406]" office:value-type="float" office:value="0.000000006948" calcext:value-type="float">
            <text:p>6.948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4" calcext:value-type="float">
            <text:p>9.98E-03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10" table:formula="of:=[.F407]*10^26" office:value-type="float" office:value="0.0000000998" calcext:value-type="float">
            <text:p>9.980E-8</text:p>
          </table:table-cell>
          <table:table-cell table:style-name="ce10" table:formula="of:=([.G407]/100)*[.K407]" office:value-type="float" office:value="0.000000002994" calcext:value-type="float">
            <text:p>2.994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10" table:formula="of:=[.F408]*10^26" office:value-type="float" office:value="0.0000000567" calcext:value-type="float">
            <text:p>5.670E-8</text:p>
          </table:table-cell>
          <table:table-cell table:style-name="ce10" table:formula="of:=([.G408]/100)*[.K408]" office:value-type="float" office:value="0.0000000019845" calcext:value-type="float">
            <text:p>1.98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10" table:formula="of:=[.F409]*10^26" office:value-type="float" office:value="0.0000000727" calcext:value-type="float">
            <text:p>7.270E-8</text:p>
          </table:table-cell>
          <table:table-cell table:style-name="ce10" table:formula="of:=([.G409]/100)*[.K409]" office:value-type="float" office:value="0.0000000026172" calcext:value-type="float">
            <text:p>2.61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10" table:formula="of:=[.F410]*10^26" office:value-type="float" office:value="0.0000000303" calcext:value-type="float">
            <text:p>3.030E-8</text:p>
          </table:table-cell>
          <table:table-cell table:style-name="ce10" table:formula="of:=([.G410]/100)*[.K410]" office:value-type="float" office:value="0.0000000012726" calcext:value-type="float">
            <text:p>1.273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10" table:formula="of:=[.F411]*10^26" office:value-type="float" office:value="0.0000000164" calcext:value-type="float">
            <text:p>1.640E-8</text:p>
          </table:table-cell>
          <table:table-cell table:style-name="ce10" table:formula="of:=([.G411]/100)*[.K411]" office:value-type="float" office:value="0.0000000011316" calcext:value-type="float">
            <text:p>1.132E-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9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([.D547]*0.001)^2" office:value-type="float" office:value="0.000000048513308645934" calcext:value-type="float">
            <text:p>4.8513308645934E-008</text:p>
          </table:table-cell>
          <table:table-cell table:formula="of:=2*([.E547]/[.D547])*[.O547]" office:value-type="float" office:value="0.0000000125264122980749" calcext:value-type="float">
            <text:p>1.25264122980749E-008</text:p>
          </table:table-cell>
          <table:table-cell/>
          <table:table-cell table:style-name="ce14" office:value-type="float" office:value="6.05961998928094" calcext:value-type="float">
            <text:p>6.06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48513308645934" calcext:value-type="float">
            <text:p>4.85E-8</text:p>
          </table:table-cell>
          <table:table-cell table:style-name="ce11" office:value-type="float" office:value="0.0000000125264122980749" calcext:value-type="float">
            <text:p>1.25E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9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([.D548]*0.001)^2" office:value-type="float" office:value="0.0000000256856628650582" calcext:value-type="float">
            <text:p>2.56856628650582E-008</text:p>
          </table:table-cell>
          <table:table-cell table:formula="of:=2*([.E548]/[.D548])*[.O548]" office:value-type="float" office:value="0.00000000461764725663968" calcext:value-type="float">
            <text:p>4.61764725663968E-009</text:p>
          </table:table-cell>
          <table:table-cell/>
          <table:table-cell table:style-name="ce14" office:value-type="float" office:value="6.48265343193999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256856628650581" calcext:value-type="float">
            <text:p>2.57E-8</text:p>
          </table:table-cell>
          <table:table-cell table:style-name="ce11" office:value-type="float" office:value="0.00000000461764725663967" calcext:value-type="float">
            <text:p>4.62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9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([.D549]*0.001)^2" office:value-type="float" office:value="0.00000000838443458467177" calcext:value-type="float">
            <text:p>8.38443458467177E-009</text:p>
          </table:table-cell>
          <table:table-cell table:formula="of:=2*([.E549]/[.D549])*[.O549]" office:value-type="float" office:value="0.00000000169159645129343" calcext:value-type="float">
            <text:p>1.69159645129343E-009</text:p>
          </table:table-cell>
          <table:table-cell/>
          <table:table-cell table:style-name="ce14" office:value-type="float" office:value="7.25733183991755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83844345846718" calcext:value-type="float">
            <text:p>8.38E-9</text:p>
          </table:table-cell>
          <table:table-cell table:style-name="ce11" office:value-type="float" office:value="0.00000000169159645129343" calcext:value-type="float">
            <text:p>1.69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9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([.D550]*0.001)^2" office:value-type="float" office:value="0.00000000269737472079703" calcext:value-type="float">
            <text:p>2.69737472079703E-009</text:p>
          </table:table-cell>
          <table:table-cell table:formula="of:=2*([.E550]/[.D550])*[.O550]" office:value-type="float" office:value="0.00000000049388551225861" calcext:value-type="float">
            <text:p>4.9388551225861E-010</text:p>
          </table:table-cell>
          <table:table-cell/>
          <table:table-cell table:style-name="ce14" office:value-type="float" office:value="7.95943363835226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269737472079702" calcext:value-type="float">
            <text:p>2.70E-9</text:p>
          </table:table-cell>
          <table:table-cell table:style-name="ce11" office:value-type="float" office:value="0.00000000049388551225861" calcext:value-type="float">
            <text:p>4.94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9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([.D551]*0.001)^2" office:value-type="float" office:value="0.000000000763891518995369" calcext:value-type="float">
            <text:p>7.63891518995369E-010</text:p>
          </table:table-cell>
          <table:table-cell table:formula="of:=2*([.E551]/[.D551])*[.O551]" office:value-type="float" office:value="0.000000000136342496055408" calcext:value-type="float">
            <text:p>1.36342496055408E-010</text:p>
          </table:table-cell>
          <table:table-cell/>
          <table:table-cell table:style-name="ce14" office:value-type="float" office:value="8.60654297986345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76389151899537" calcext:value-type="float">
            <text:p>7.64E-10</text:p>
          </table:table-cell>
          <table:table-cell table:style-name="ce11" office:value-type="float" office:value="0.000000000136342496055408" calcext:value-type="float">
            <text:p>1.3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9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([.D552]*0.001)^2" office:value-type="float" office:value="0.000000000206871728083994" calcext:value-type="float">
            <text:p>2.06871728083994E-010</text:p>
          </table:table-cell>
          <table:table-cell table:formula="of:=2*([.E552]/[.D552])*[.O552]" office:value-type="float" office:value="0.0000000000408299463323672" calcext:value-type="float">
            <text:p>4.08299463323672E-011</text:p>
          </table:table-cell>
          <table:table-cell/>
          <table:table-cell table:style-name="ce14" office:value-type="float" office:value="9.21011673271478" calcext:value-type="float">
            <text:p>9.21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206871728083994" calcext:value-type="float">
            <text:p>2.07E-10</text:p>
          </table:table-cell>
          <table:table-cell table:style-name="ce11" office:value-type="float" office:value="0.0000000000408299463323672" calcext:value-type="float">
            <text:p>4.08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9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([.D553]*0.001)^2" office:value-type="float" office:value="0.0000000000666238528724138" calcext:value-type="float">
            <text:p>6.66238528724138E-011</text:p>
          </table:table-cell>
          <table:table-cell table:formula="of:=2*([.E553]/[.D553])*[.O553]" office:value-type="float" office:value="0.0000000000188969473601756" calcext:value-type="float">
            <text:p>1.88969473601756E-011</text:p>
          </table:table-cell>
          <table:table-cell/>
          <table:table-cell table:style-name="ce14" office:value-type="float" office:value="9.77811274041573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666238528724138" calcext:value-type="float">
            <text:p>6.66E-11</text:p>
          </table:table-cell>
          <table:table-cell table:style-name="ce11" office:value-type="float" office:value="0.0000000000188969473601755" calcext:value-type="float">
            <text:p>1.89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9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([.D554]*0.001)^2" office:value-type="float" office:value="0.00000000000921487530496623" calcext:value-type="float">
            <text:p>9.21487530496623E-012</text:p>
          </table:table-cell>
          <table:table-cell table:formula="of:=2*([.E554]/[.D554])*[.O554]" office:value-type="float" office:value="0.0000000000042661459745214" calcext:value-type="float">
            <text:p>4.2661459745214E-012</text:p>
          </table:table-cell>
          <table:table-cell/>
          <table:table-cell table:style-name="ce14" office:value-type="float" office:value="10.3163249701198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921487530496623" calcext:value-type="float">
            <text:p>9.21E-12</text:p>
          </table:table-cell>
          <table:table-cell table:style-name="ce11" office:value-type="float" office:value="0.0000000000042661459745214" calcext:value-type="float">
            <text:p>4.27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9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([.D555]*0.001)^2" office:value-type="float" office:value="0.00000000000219288405499705" calcext:value-type="float">
            <text:p>2.19288405499705E-012</text:p>
          </table:table-cell>
          <table:table-cell table:formula="of:=2*([.E555]/[.D555])*[.O555]" office:value-type="float" office:value="0.00000000000133139389053392" calcext:value-type="float">
            <text:p>1.33139389053392E-012</text:p>
          </table:table-cell>
          <table:table-cell/>
          <table:table-cell table:style-name="ce14" office:value-type="float" office:value="10.9537728041261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219288405499705" calcext:value-type="float">
            <text:p>2.19E-12</text:p>
          </table:table-cell>
          <table:table-cell table:style-name="ce11" office:value-type="float" office:value="0.00000000000133139389053392" calcext:value-type="float">
            <text:p>1.33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9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([.D556]*0.001)^2" office:value-type="float" office:value="0" calcext:value-type="float">
            <text:p>0</text:p>
          </table:table-cell>
          <table:table-cell table:formula="of:=2*([.E556]/[.D556])*[.O556]" office:value-type="string" office:string-value="" calcext:value-type="error">
            <text:p>#DIV/0!</text:p>
          </table:table-cell>
          <table:table-cell/>
          <table:table-cell table:style-name="ce14" office:value-type="float" office:value="11.5579248142941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491415243836668" calcext:value-type="float">
            <text:p>4.91E-13</text:p>
          </table:table-cell>
          <table:table-cell table:style-name="ce11" office:value-type="float" office:value="0.000000000000526516332682144" calcext:value-type="float">
            <text:p>5.2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9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([.D557]*0.001)^2" office:value-type="float" office:value="0.000000000000491415243836668" calcext:value-type="float">
            <text:p>4.91415243836668E-013</text:p>
          </table:table-cell>
          <table:table-cell table:formula="of:=2*([.E557]/[.D557])*[.O557]" office:value-type="float" office:value="0.000000000000526516332682145" calcext:value-type="float">
            <text:p>5.26516332682145E-013</text:p>
          </table:table-cell>
          <table:table-cell/>
          <table:table-cell table:style-name="ce14" office:value-type="float" office:value="12.6848103375191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0.000000000000530881158466793" calcext:value-type="float">
            <text:p>5.31E-13</text:p>
          </table:table-cell>
          <table:table-cell table:style-name="ce11" office:value-type="float" office:value="0.000000000000597241303275142" calcext:value-type="float">
            <text:p>5.9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9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([.D558]*0.001)^2" office:value-type="float" office:value="0.000000000000530881158466794" calcext:value-type="float">
            <text:p>5.30881158466794E-013</text:p>
          </table:table-cell>
          <table:table-cell table:formula="of:=2*([.E558]/[.D558])*[.O558]" office:value-type="float" office:value="0.000000000000597241303275143" calcext:value-type="float">
            <text:p>5.97241303275143E-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9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([.D559]*0.001)^2" office:value-type="string" office:string-value="" calcext:value-type="error">
            <text:p>#VALUE!</text:p>
          </table:table-cell>
          <table:table-cell table:formula="of:=2*([.E559]/[.D559])*[.O559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9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4]/10" office:value-type="float" office:value="0.01121097" calcext:value-type="float">
            <text:p>1.121E-2</text:p>
          </table:table-cell>
          <table:table-cell table:style-name="ce10" table:formula="of:=[.H564]*[.F564]/10" office:value-type="float" office:value="0.00017874" calcext:value-type="float">
            <text:p>1.78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5]/10" office:value-type="float" office:value="0.01046412" calcext:value-type="float">
            <text:p>1.046E-2</text:p>
          </table:table-cell>
          <table:table-cell table:style-name="ce10" table:formula="of:=[.H565]*[.F565]/10" office:value-type="float" office:value="0.000164713" calcext:value-type="float">
            <text:p>1.64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66]/10" office:value-type="float" office:value="0.007719145" calcext:value-type="float">
            <text:p>7.719E-3</text:p>
          </table:table-cell>
          <table:table-cell table:style-name="ce10" table:formula="of:=[.H566]*[.F566]/10" office:value-type="float" office:value="0.000124614" calcext:value-type="float">
            <text:p>1.24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7]/10" office:value-type="float" office:value="0.007531524" calcext:value-type="float">
            <text:p>7.532E-3</text:p>
          </table:table-cell>
          <table:table-cell table:style-name="ce10" table:formula="of:=[.H567]*[.F567]/10" office:value-type="float" office:value="0.000082764" calcext:value-type="float">
            <text:p>8.27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68]/10" office:value-type="float" office:value="0.004264195" calcext:value-type="float">
            <text:p>4.264E-3</text:p>
          </table:table-cell>
          <table:table-cell table:style-name="ce10" table:formula="of:=[.H568]*[.F568]/10" office:value-type="float" office:value="0.000054026" calcext:value-type="float">
            <text:p>5.40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69]/10" office:value-type="float" office:value="0.00372485" calcext:value-type="float">
            <text:p>3.725E-3</text:p>
          </table:table-cell>
          <table:table-cell table:style-name="ce10" table:formula="of:=[.H569]*[.F569]/10" office:value-type="float" office:value="0.000061541" calcext:value-type="float">
            <text:p>6.15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0]/10" office:value-type="float" office:value="0.003751191" calcext:value-type="float">
            <text:p>3.751E-3</text:p>
          </table:table-cell>
          <table:table-cell table:style-name="ce10" table:formula="of:=[.H570]*[.F570]/10" office:value-type="float" office:value="0.000045234" calcext:value-type="float">
            <text:p>4.52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1]/10" office:value-type="float" office:value="0.00372232" calcext:value-type="float">
            <text:p>3.722E-3</text:p>
          </table:table-cell>
          <table:table-cell table:style-name="ce10" table:formula="of:=[.H571]*[.F571]/10" office:value-type="float" office:value="0.0000483" calcext:value-type="float">
            <text:p>4.83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2]/10" office:value-type="float" office:value="0.002814102" calcext:value-type="float">
            <text:p>2.814E-3</text:p>
          </table:table-cell>
          <table:table-cell table:style-name="ce10" table:formula="of:=[.H572]*[.F572]/10" office:value-type="float" office:value="0.000042282" calcext:value-type="float">
            <text:p>4.2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3]/10" office:value-type="float" office:value="0.002571918" calcext:value-type="float">
            <text:p>2.572E-3</text:p>
          </table:table-cell>
          <table:table-cell table:style-name="ce10" table:formula="of:=[.H573]*[.F573]/10" office:value-type="float" office:value="0.000033315" calcext:value-type="float">
            <text:p>3.33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4]/10" office:value-type="float" office:value="0.00206957" calcext:value-type="float">
            <text:p>2.070E-3</text:p>
          </table:table-cell>
          <table:table-cell table:style-name="ce10" table:formula="of:=[.H574]*[.F574]/10" office:value-type="float" office:value="0.000026175" calcext:value-type="float">
            <text:p>2.61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75]/10" office:value-type="float" office:value="0.00186334" calcext:value-type="float">
            <text:p>1.863E-3</text:p>
          </table:table-cell>
          <table:table-cell table:style-name="ce10" table:formula="of:=[.H575]*[.F575]/10" office:value-type="float" office:value="0.0000302" calcext:value-type="float">
            <text:p>3.02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6]/10" office:value-type="float" office:value="0.001604262" calcext:value-type="float">
            <text:p>1.604E-3</text:p>
          </table:table-cell>
          <table:table-cell table:style-name="ce10" table:formula="of:=[.H576]*[.F576]/10" office:value-type="float" office:value="0.000025422" calcext:value-type="float">
            <text:p>2.54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7]/10" office:value-type="float" office:value="0.00162504" calcext:value-type="float">
            <text:p>1.625E-3</text:p>
          </table:table-cell>
          <table:table-cell table:style-name="ce10" table:formula="of:=[.H577]*[.F577]/10" office:value-type="float" office:value="0.000022644" calcext:value-type="float">
            <text:p>2.26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78]/10" office:value-type="float" office:value="0.001436886" calcext:value-type="float">
            <text:p>1.437E-3</text:p>
          </table:table-cell>
          <table:table-cell table:style-name="ce10" table:formula="of:=[.H578]*[.F578]/10" office:value-type="float" office:value="0.00002124" calcext:value-type="float">
            <text:p>2.12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79]/10" office:value-type="float" office:value="0.001336878" calcext:value-type="float">
            <text:p>1.337E-3</text:p>
          </table:table-cell>
          <table:table-cell table:style-name="ce10" table:formula="of:=[.H579]*[.F579]/10" office:value-type="float" office:value="0.000018468" calcext:value-type="float">
            <text:p>1.8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0]/10" office:value-type="float" office:value="0.001287852" calcext:value-type="float">
            <text:p>1.288E-3</text:p>
          </table:table-cell>
          <table:table-cell table:style-name="ce10" table:formula="of:=[.H580]*[.F580]/10" office:value-type="float" office:value="0.00002006" calcext:value-type="float">
            <text:p>2.00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10" table:formula="of:=[.M581]/10" office:value-type="float" office:value="0.001080108" calcext:value-type="float">
            <text:p>1.080E-3</text:p>
          </table:table-cell>
          <table:table-cell table:style-name="ce10" table:formula="of:=[.H581]*[.F581]/10" office:value-type="float" office:value="0.000014796" calcext:value-type="float">
            <text:p>1.48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10" table:formula="of:=[.M582]/10" office:value-type="float" office:value="0.001081344" calcext:value-type="float">
            <text:p>1.081E-3</text:p>
          </table:table-cell>
          <table:table-cell table:style-name="ce10" table:formula="of:=[.H582]*[.F582]/10" office:value-type="float" office:value="0.00001536" calcext:value-type="float">
            <text:p>1.53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3]/10" office:value-type="float" office:value="0.0009044" calcext:value-type="float">
            <text:p>9.044E-4</text:p>
          </table:table-cell>
          <table:table-cell table:style-name="ce10" table:formula="of:=[.H583]*[.F583]/10" office:value-type="float" office:value="0.00001428" calcext:value-type="float">
            <text:p>1.4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10" table:formula="of:=[.M584]/10" office:value-type="float" office:value="0.00078351" calcext:value-type="float">
            <text:p>7.835E-4</text:p>
          </table:table-cell>
          <table:table-cell table:style-name="ce10" table:formula="of:=[.H584]*[.F584]/10" office:value-type="float" office:value="0.000011466" calcext:value-type="float">
            <text:p>1.1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10" table:formula="of:=[.M585]/10" office:value-type="float" office:value="0.000679952" calcext:value-type="float">
            <text:p>6.800E-4</text:p>
          </table:table-cell>
          <table:table-cell table:style-name="ce10" table:formula="of:=[.H585]*[.F585]/10" office:value-type="float" office:value="0.000012609" calcext:value-type="float">
            <text:p>1.261E-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9"/>
        </table:table-row>
        <table:table-row table:style-name="ro3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3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10" table:formula="of:=([.J678]/100)*[.N678]" office:value-type="float" office:value="0.000140282914319599" calcext:value-type="float">
            <text:p>1.403E-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10" table:formula="of:=([.J679]/100)*[.N679]" office:value-type="float" office:value="0.0000463522163547764" calcext:value-type="float">
            <text:p>4.63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10" table:formula="of:=([.J680]/100)*[.N680]" office:value-type="float" office:value="0.0000255453307866624" calcext:value-type="float">
            <text:p>2.55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10" table:formula="of:=([.J681]/100)*[.N681]" office:value-type="float" office:value="0.0000119992746447442" calcext:value-type="float">
            <text:p>1.200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10" table:formula="of:=([.J682]/100)*[.N682]" office:value-type="float" office:value="0.00000581395143168568" calcext:value-type="float">
            <text:p>5.814E-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10" table:formula="of:=([.J683]/100)*[.N683]" office:value-type="float" office:value="0.00000333874048107965" calcext:value-type="float">
            <text:p>3.339E-6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10" table:formula="of:=([.H686]/100)*[.N684]" office:value-type="float" office:value="0.000000008505" calcext:value-type="float">
            <text:p>8.505E-9</text:p>
          </table:table-cell>
          <table:table-cell table:number-columns-repeated="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10" table:formula="of:=([.H687]/100)*[.N685]" office:value-type="float" office:value="0.00000000336" calcext:value-type="float">
            <text:p>3.36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10" table:formula="of:=([.H688]/100)*[.N686]" office:value-type="float" office:value="0.000000001575" calcext:value-type="float">
            <text:p>1.575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10" table:formula="of:=([.H689]/100)*[.N687]" office:value-type="float" office:value="0.00000000109" calcext:value-type="float">
            <text:p>1.09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10" table:formula="of:=([.H690]/100)*[.N688]" office:value-type="float" office:value="0.0000000006345" calcext:value-type="float">
            <text:p>6.345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10" table:formula="of:=([.H691]/100)*[.N689]" office:value-type="float" office:value="0.0000000003888" calcext:value-type="float">
            <text:p>3.88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10" table:formula="of:=([.H692]/100)*[.N690]" office:value-type="float" office:value="0.0000000003306" calcext:value-type="float">
            <text:p>3.30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10" table:formula="of:=([.H693]/100)*[.N691]" office:value-type="float" office:value="0.0000000002814" calcext:value-type="float">
            <text:p>2.814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10" table:formula="of:=([.H694]/100)*[.N692]" office:value-type="float" office:value="0.0000000002048" calcext:value-type="float">
            <text:p>2.04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10" table:formula="of:=([.H695]/100)*[.N693]" office:value-type="float" office:value="0.00000000013585" calcext:value-type="float">
            <text:p>1.359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10" table:formula="of:=([.H696]/100)*[.N694]" office:value-type="float" office:value="0.000000000042" calcext:value-type="float">
            <text:p>4.20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10" table:formula="of:=([.H697]/100)*[.N695]" office:value-type="float" office:value="0.00000000008595" calcext:value-type="float">
            <text:p>8.595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10" table:formula="of:=([.J700]/100)*[.N696]" office:value-type="float" office:value="0.0000000837921535706059" calcext:value-type="float">
            <text:p>8.379E-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10" table:formula="of:=([.J701]/100)*[.N697]" office:value-type="float" office:value="0.0000000462872098964714" calcext:value-type="float">
            <text:p>4.629E-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10" table:formula="of:=([.J702]/100)*[.N698]" office:value-type="float" office:value="0.0000000108583317319006" calcext:value-type="float">
            <text:p>1.086E-8</text:p>
          </table:table-cell>
          <table:table-cell table:number-columns-repeated="9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10" table:formula="of:=([.J703]/100)*[.N699]" office:value-type="float" office:value="0.00000000359210244842766" calcext:value-type="float">
            <text:p>3.592E-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10" table:formula="of:=([.J704]/100)*[.N700]" office:value-type="float" office:value="0.00000000123814630799433" calcext:value-type="float">
            <text:p>1.238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10" table:formula="of:=([.J705]/100)*[.N701]" office:value-type="float" office:value="0.000000000369845643478465" calcext:value-type="float">
            <text:p>3.69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10" table:formula="of:=([.J706]/100)*[.N702]" office:value-type="float" office:value="0.000000000234229906288672" calcext:value-type="float">
            <text:p>2.342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10" table:formula="of:=([.J707]/100)*[.N703]" office:value-type="float" office:value="0.000000000158579506872736" calcext:value-type="float">
            <text:p>1.58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10" table:formula="of:=([.J708]/100)*[.N704]" office:value-type="float" office:value="0.0000000000991023233834606" calcext:value-type="float">
            <text:p>9.91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10"/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10"/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I think this may be the data at the end of Amroun 1994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/>
          <table:table-cell office:value-type="string" calcext:value-type="string">
            <text:p>15 different energies from 190-685 MeV and 25-104 deg and 155 deg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5"/>
          <table:table-cell office:value-type="string" calcext:value-type="string">
            <text:p>54 and 134.5 deg</text:p>
          </table:table-cell>
          <table:table-cell table:number-columns-repeated="4"/>
          <table:table-cell office:value-type="string" calcext:value-type="string">
            <text:p>3H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M 3He (GeV)</text:p>
          </table:table-cell>
          <table:table-cell table:style-name="Default" office:value-type="string" calcext:value-type="string">
            <text:p>Theta 1 (rad)</text:p>
          </table:table-cell>
          <table:table-cell office:value-type="string" calcext:value-type="string">
            <text:p>Theta 2 (rad)</text:p>
          </table:table-cell>
          <table:table-cell office:value-type="string" calcext:value-type="string">
            <text:p>Q^2 (GeV)</text:p>
          </table:table-cell>
          <table:table-cell table:style-name="ce10" office:value-type="string" calcext:value-type="string">
            <text:p>E0 (54 deg)</text:p>
          </table:table-cell>
          <table:table-cell office:value-type="string" calcext:value-type="string">
            <text:p>E0 (134.5 deg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  <table:table-cell table:formula="of:=3.0160293*0.9315" office:value-type="float" office:value="2.80943129295" calcext:value-type="float">
            <text:p>2.809431293</text:p>
          </table:table-cell>
          <table:table-cell table:style-name="Default" table:formula="of:=54*PI()/180" office:value-type="float" office:value="0.942477796076938" calcext:value-type="float">
            <text:p>0.9424777961</text:p>
          </table:table-cell>
          <table:table-cell table:formula="of:=134.5*PI()/180" office:value-type="float" office:value="2.34746784393237" calcext:value-type="float">
            <text:p>2.3474678439</text:p>
          </table:table-cell>
          <table:table-cell table:formula="of:=[.C779]^2*(1/25.7)" office:value-type="float" office:value="0.00350194552529183" calcext:value-type="float">
            <text:p>0.0035019455</text:p>
          </table:table-cell>
          <table:table-cell table:style-name="ce5" table:formula="of:=([.P779]+(1/SIN([.N$779]/2)^2)*SQRT( [.P779]*(SIN([.N$779]/2)^4)*(4*[.M$779]^2*(1/SIN([.N$779]/2)^2) + [.P779]) ) )/(4*[.M$779])" office:value-type="float" office:value="0.0654869027359023" calcext:value-type="float">
            <text:p>0.0654869027</text:p>
          </table:table-cell>
          <table:table-cell table:style-name="ce9" table:formula="of:=([.P779]+(1/SIN([.O$779]/2)^2)*SQRT( [.P779]*(SIN([.O$779]/2)^4)*(4*[.M$779]^2*(1/SIN([.O$779]/2)^2) + [.P779]) ) )/(4*[.M$779])" office:value-type="float" office:value="0.0323979214991169" calcext:value-type="float">
            <text:p>0.03239792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  <table:table-cell table:formula="of:=[.C780]^2*(1/25.7)" office:value-type="float" office:value="0.00976657587548638" calcext:value-type="float">
            <text:p>0.0097665759</text:p>
          </table:table-cell>
          <table:table-cell table:style-name="ce5" table:formula="of:=([.P780]+(1/SIN([.N$779]/2)^2)*SQRT( [.P780]*(SIN([.N$779]/2)^4)*(4*[.M$779]^2*(1/SIN([.N$779]/2)^2) + [.P780]) ) )/(4*[.M$779])" office:value-type="float" office:value="0.109714029328156" calcext:value-type="float">
            <text:p>0.1097140293</text:p>
          </table:table-cell>
          <table:table-cell table:style-name="ce9" table:formula="of:=([.P780]+(1/SIN([.O$779]/2)^2)*SQRT( [.P780]*(SIN([.O$779]/2)^4)*(4*[.M$779]^2*(1/SIN([.O$779]/2)^2) + [.P780]) ) )/(4*[.M$779])" office:value-type="float" office:value="0.054457725667609" calcext:value-type="float">
            <text:p>0.0544577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formula="of:=[.C781]^2*(1/25.7)" office:value-type="float" office:value="0.0315175097276265" calcext:value-type="float">
            <text:p>0.0315175097</text:p>
          </table:table-cell>
          <table:table-cell table:style-name="ce5" table:formula="of:=([.P781]+(1/SIN([.N$779]/2)^2)*SQRT( [.P781]*(SIN([.N$779]/2)^4)*(4*[.M$779]^2*(1/SIN([.N$779]/2)^2) + [.P781]) ) )/(4*[.M$779])" office:value-type="float" office:value="0.198348331444023" calcext:value-type="float">
            <text:p>0.1983483314</text:p>
          </table:table-cell>
          <table:table-cell table:style-name="ce9" table:formula="of:=([.P781]+(1/SIN([.O$779]/2)^2)*SQRT( [.P781]*(SIN([.O$779]/2)^4)*(4*[.M$779]^2*(1/SIN([.O$779]/2)^2) + [.P781]) ) )/(4*[.M$779])" office:value-type="float" office:value="0.0990998201391071" calcext:value-type="float">
            <text:p>0.09909982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  <table:table-cell table:formula="of:=[.C782]^2*(1/25.7)" office:value-type="float" office:value="0.0655565758754864" calcext:value-type="float">
            <text:p>0.0655565759</text:p>
          </table:table-cell>
          <table:table-cell table:style-name="ce5" table:formula="of:=([.P782]+(1/SIN([.N$779]/2)^2)*SQRT( [.P782]*(SIN([.N$779]/2)^4)*(4*[.M$779]^2*(1/SIN([.N$779]/2)^2) + [.P782]) ) )/(4*[.M$779])" office:value-type="float" office:value="0.287882433437377" calcext:value-type="float">
            <text:p>0.2878824334</text:p>
          </table:table-cell>
          <table:table-cell table:style-name="ce9" table:formula="of:=([.P782]+(1/SIN([.O$779]/2)^2)*SQRT( [.P782]*(SIN([.O$779]/2)^4)*(4*[.M$779]^2*(1/SIN([.O$779]/2)^2) + [.P782]) ) )/(4*[.M$779])" office:value-type="float" office:value="0.144776300774341" calcext:value-type="float">
            <text:p>0.14477630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table:formula="of:=[.C783]^2*(1/25.7)" office:value-type="float" office:value="0.106448093385214" calcext:value-type="float">
            <text:p>0.1064480934</text:p>
          </table:table-cell>
          <table:table-cell table:style-name="ce5" table:formula="of:=([.P783]+(1/SIN([.N$779]/2)^2)*SQRT( [.P783]*(SIN([.N$779]/2)^4)*(4*[.M$779]^2*(1/SIN([.N$779]/2)^2) + [.P783]) ) )/(4*[.M$779])" office:value-type="float" office:value="0.368926147766183" calcext:value-type="float">
            <text:p>0.3689261478</text:p>
          </table:table-cell>
          <table:table-cell table:style-name="ce9" table:formula="of:=([.P783]+(1/SIN([.O$779]/2)^2)*SQRT( [.P783]*(SIN([.O$779]/2)^4)*(4*[.M$779]^2*(1/SIN([.O$779]/2)^2) + [.P783]) ) )/(4*[.M$779])" office:value-type="float" office:value="0.186619931808618" calcext:value-type="float">
            <text:p>0.18661993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[.C784]^2*(1/25.7)" office:value-type="float" office:value="0.170290428015564" calcext:value-type="float">
            <text:p>0.170290428</text:p>
          </table:table-cell>
          <table:table-cell table:style-name="ce5" table:formula="of:=([.P784]+(1/SIN([.N$779]/2)^2)*SQRT( [.P784]*(SIN([.N$779]/2)^4)*(4*[.M$779]^2*(1/SIN([.N$779]/2)^2) + [.P784]) ) )/(4*[.M$779])" office:value-type="float" office:value="0.469889763282303" calcext:value-type="float">
            <text:p>0.4698897633</text:p>
          </table:table-cell>
          <table:table-cell table:style-name="ce9" table:formula="of:=([.P784]+(1/SIN([.O$779]/2)^2)*SQRT( [.P784]*(SIN([.O$779]/2)^4)*(4*[.M$779]^2*(1/SIN([.O$779]/2)^2) + [.P784]) ) )/(4*[.M$779])" office:value-type="float" office:value="0.239403930030319" calcext:value-type="float">
            <text:p>0.23940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table:formula="of:=[.C785]^2*(1/25.7)" office:value-type="float" office:value="0.239122217898833" calcext:value-type="float">
            <text:p>0.2391222179</text:p>
          </table:table-cell>
          <table:table-cell table:style-name="ce5" table:formula="of:=([.P785]+(1/SIN([.N$779]/2)^2)*SQRT( [.P785]*(SIN([.N$779]/2)^4)*(4*[.M$779]^2*(1/SIN([.N$779]/2)^2) + [.P785]) ) )/(4*[.M$779])" office:value-type="float" office:value="0.560257616446886" calcext:value-type="float">
            <text:p>0.5602576164</text:p>
          </table:table-cell>
          <table:table-cell table:style-name="ce9" table:formula="of:=([.P785]+(1/SIN([.O$779]/2)^2)*SQRT( [.P785]*(SIN([.O$779]/2)^4)*(4*[.M$779]^2*(1/SIN([.O$779]/2)^2) + [.P785]) ) )/(4*[.M$779])" office:value-type="float" office:value="0.287258304468999" calcext:value-type="float">
            <text:p>0.2872583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formula="of:=[.C786]^2*(1/25.7)" office:value-type="float" office:value="0.321395953307393" calcext:value-type="float">
            <text:p>0.3213959533</text:p>
          </table:table-cell>
          <table:table-cell table:style-name="ce5" table:formula="of:=([.P786]+(1/SIN([.N$779]/2)^2)*SQRT( [.P786]*(SIN([.N$779]/2)^4)*(4*[.M$779]^2*(1/SIN([.N$779]/2)^2) + [.P786]) ) )/(4*[.M$779])" office:value-type="float" office:value="0.653626437684457" calcext:value-type="float">
            <text:p>0.6536264377</text:p>
          </table:table-cell>
          <table:table-cell table:style-name="ce9" table:formula="of:=([.P786]+(1/SIN([.O$779]/2)^2)*SQRT( [.P786]*(SIN([.O$779]/2)^4)*(4*[.M$779]^2*(1/SIN([.O$779]/2)^2) + [.P786]) ) )/(4*[.M$779])" office:value-type="float" office:value="0.337299643360322" calcext:value-type="float">
            <text:p>0.3372996434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1" table:formula="of:=[.F805]*10^26" office:value-type="float" office:value="0.00000000229" calcext:value-type="float">
            <text:p>2.29E-9</text:p>
          </table:table-cell>
          <table:table-cell table:style-name="ce11" table:formula="of:=[.G805]*10^26" office:value-type="float" office:value="0.00000000012" calcext:value-type="float">
            <text:p>1.20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1" table:formula="of:=[.F806]*10^26" office:value-type="float" office:value="0.000000000028" calcext:value-type="float">
            <text:p>2.80E-11</text:p>
          </table:table-cell>
          <table:table-cell table:style-name="ce11" table:formula="of:=[.G806]*10^26" office:value-type="float" office:value="0.000000000002" calcext:value-type="float">
            <text:p>2.0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1" table:formula="of:=[.F807]*10^26" office:value-type="float" office:value="0.000000000516" calcext:value-type="float">
            <text:p>5.16E-10</text:p>
          </table:table-cell>
          <table:table-cell table:style-name="ce11" table:formula="of:=[.G807]*10^26" office:value-type="float" office:value="0.000000000029" calcext:value-type="float">
            <text:p>2.9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1" table:formula="of:=[.F808]*10^26" office:value-type="float" office:value="0.00000000000395" calcext:value-type="float">
            <text:p>3.95E-12</text:p>
          </table:table-cell>
          <table:table-cell table:style-name="ce11" table:formula="of:=[.G808]*10^26" office:value-type="float" office:value="0.00000000000038" calcext:value-type="float">
            <text:p>3.8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1" table:formula="of:=[.F809]*10^26" office:value-type="float" office:value="0.00000000000151" calcext:value-type="float">
            <text:p>1.51E-12</text:p>
          </table:table-cell>
          <table:table-cell table:style-name="ce11" table:formula="of:=[.G809]*10^26" office:value-type="float" office:value="0.00000000000019" calcext:value-type="float">
            <text:p>1.9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1" table:formula="of:=[.F810]*10^26" office:value-type="float" office:value="0.000000000157" calcext:value-type="float">
            <text:p>1.57E-10</text:p>
          </table:table-cell>
          <table:table-cell table:style-name="ce11" table:formula="of:=[.G810]*10^26" office:value-type="float" office:value="0.00000000001" calcext:value-type="float">
            <text:p>1.0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1" table:formula="of:=[.F811]*10^26" office:value-type="float" office:value="0.00000000000143" calcext:value-type="float">
            <text:p>1.43E-12</text:p>
          </table:table-cell>
          <table:table-cell table:style-name="ce11" table:formula="of:=[.G811]*10^26" office:value-type="float" office:value="0.00000000000013" calcext:value-type="float">
            <text:p>1.3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1" table:formula="of:=[.F812]*10^26" office:value-type="float" office:value="0.000000000000641" calcext:value-type="float">
            <text:p>6.41E-13</text:p>
          </table:table-cell>
          <table:table-cell table:style-name="ce11" table:formula="of:=[.G812]*10^26" office:value-type="float" office:value="0.000000000000059" calcext:value-type="float">
            <text:p>5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1" table:formula="of:=[.F813]*10^26" office:value-type="float" office:value="0.000000000033" calcext:value-type="float">
            <text:p>3.30E-11</text:p>
          </table:table-cell>
          <table:table-cell table:style-name="ce11" table:formula="of:=[.G813]*10^26" office:value-type="float" office:value="0.0000000000021" calcext:value-type="float">
            <text:p>2.1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1" table:formula="of:=[.F814]*10^26" office:value-type="float" office:value="0.000000000000124" calcext:value-type="float">
            <text:p>1.24E-13</text:p>
          </table:table-cell>
          <table:table-cell table:style-name="ce11" table:formula="of:=[.G814]*10^26" office:value-type="float" office:value="0.000000000000016" calcext:value-type="float">
            <text:p>1.6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1" table:formula="of:=[.F815]*10^26" office:value-type="float" office:value="0.00000000000756" calcext:value-type="float">
            <text:p>7.56E-12</text:p>
          </table:table-cell>
          <table:table-cell table:style-name="ce11" table:formula="of:=[.G815]*10^26" office:value-type="float" office:value="0.00000000000075" calcext:value-type="float">
            <text:p>7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1" table:formula="of:=[.F816]*10^26" office:value-type="float" office:value="0.0000000000000684" calcext:value-type="float">
            <text:p>6.84E-14</text:p>
          </table:table-cell>
          <table:table-cell table:style-name="ce11" table:formula="of:=[.G816]*10^26" office:value-type="float" office:value="0.000000000000011" calcext:value-type="float">
            <text:p>1.1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1" table:formula="of:=[.F817]*10^26" office:value-type="float" office:value="0.0000000000000324" calcext:value-type="float">
            <text:p>3.24E-14</text:p>
          </table:table-cell>
          <table:table-cell table:style-name="ce11" table:formula="of:=[.G817]*10^26" office:value-type="float" office:value="5.1E-015" calcext:value-type="float">
            <text:p>5.1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1" table:formula="of:=[.F818]*10^26" office:value-type="float" office:value="0.00000000000213" calcext:value-type="float">
            <text:p>2.13E-12</text:p>
          </table:table-cell>
          <table:table-cell table:style-name="ce11" table:formula="of:=[.G818]*10^26" office:value-type="float" office:value="0.00000000000035" calcext:value-type="float">
            <text:p>3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1" table:formula="of:=[.F819]*10^26" office:value-type="float" office:value="0.000000000000277" calcext:value-type="float">
            <text:p>2.77E-13</text:p>
          </table:table-cell>
          <table:table-cell table:style-name="ce11" table:formula="of:=[.G819]*10^26" office:value-type="float" office:value="0.000000000000039" calcext:value-type="float">
            <text:p>3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1" table:formula="of:=[.F820]*10^26" office:value-type="float" office:value="3.27E-015" calcext:value-type="float">
            <text:p>3.27E-15</text:p>
          </table:table-cell>
          <table:table-cell table:style-name="ce11" table:formula="of:=[.G820]*10^26" office:value-type="float" office:value="1.3E-016" calcext:value-type="float">
            <text:p>1.30E-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1" table:formula="of:=[.F821]*10^26" office:value-type="float" office:value="0.0000000000000214" calcext:value-type="float">
            <text:p>2.14E-14</text:p>
          </table:table-cell>
          <table:table-cell table:style-name="ce11" table:formula="of:=[.G821]*10^26" office:value-type="float" office:value="7.2E-015" calcext:value-type="float">
            <text:p>7.2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1" table:formula="of:=[.F822]*10^26" office:value-type="float" office:value="1.13E-015" calcext:value-type="float">
            <text:p>1.13E-15</text:p>
          </table:table-cell>
          <table:table-cell table:style-name="ce11" table:formula="of:=[.G822]*10^26" office:value-type="float" office:value="8E-016" calcext:value-type="float">
            <text:p>8.00E-16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7"/>
        </table:table-row>
        <table:table-row table:style-name="ro5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/>
          <table:table-cell table:formula="of:=[.C867]/1000" office:value-type="float" office:value="0.02985" calcext:value-type="float">
            <text:p>0.02985</text:p>
          </table:table-cell>
          <table:table-cell table:formula="of:=[.D867]" office:value-type="float" office:value="93.1" calcext:value-type="float">
            <text:p>93.1</text:p>
          </table:table-cell>
          <table:table-cell table:style-name="ce12" table:formula="of:=[.F867]*10^(26)" office:value-type="float" office:value="0.00093" calcext:value-type="float">
            <text:p>9.30E-04</text:p>
          </table:table-cell>
          <table:table-cell table:style-name="ce12" table:formula="of:=[.G867]*10^(26)" office:value-type="float" office:value="0.000055" calcext:value-type="float">
            <text:p>5.5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/>
          <table:table-cell table:formula="of:=[.C868]/1000" office:value-type="float" office:value="0.04185" calcext:value-type="float">
            <text:p>0.04185</text:p>
          </table:table-cell>
          <table:table-cell table:formula="of:=[.D868]" office:value-type="float" office:value="93.1" calcext:value-type="float">
            <text:p>93.1</text:p>
          </table:table-cell>
          <table:table-cell table:style-name="ce12" table:formula="of:=[.F868]*10^(26)" office:value-type="float" office:value="0.000553" calcext:value-type="float">
            <text:p>5.53E-04</text:p>
          </table:table-cell>
          <table:table-cell table:style-name="ce12" table:formula="of:=[.G868]*10^(26)" office:value-type="float" office:value="0.00003" calcext:value-type="float">
            <text:p>3.0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/>
          <table:table-cell table:formula="of:=[.C869]/1000" office:value-type="float" office:value="0.02985" calcext:value-type="float">
            <text:p>0.02985</text:p>
          </table:table-cell>
          <table:table-cell table:formula="of:=[.D869]" office:value-type="float" office:value="162.5" calcext:value-type="float">
            <text:p>162.5</text:p>
          </table:table-cell>
          <table:table-cell table:style-name="ce12" table:formula="of:=[.F869]*10^(26)" office:value-type="float" office:value="0.0000279" calcext:value-type="float">
            <text:p>2.79E-05</text:p>
          </table:table-cell>
          <table:table-cell table:style-name="ce12" table:formula="of:=[.G869]*10^(26)" office:value-type="float" office:value="0.0000021" calcext:value-type="float">
            <text:p>2.1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/>
          <table:table-cell table:formula="of:=[.C870]/1000" office:value-type="float" office:value="0.1" calcext:value-type="float">
            <text:p>0.1</text:p>
          </table:table-cell>
          <table:table-cell table:formula="of:=[.D870]" office:value-type="float" office:value="60" calcext:value-type="float">
            <text:p>60</text:p>
          </table:table-cell>
          <table:table-cell table:style-name="ce12" table:formula="of:=[.F870]*10^(26)" office:value-type="float" office:value="0.000572" calcext:value-type="float">
            <text:p>5.72E-04</text:p>
          </table:table-cell>
          <table:table-cell table:style-name="ce12" table:formula="of:=[.G870]*10^(26)" office:value-type="float" office:value="0.000021" calcext:value-type="float">
            <text:p>2.10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/>
          <table:table-cell table:formula="of:=[.C871]/1000" office:value-type="float" office:value="0.15" calcext:value-type="float">
            <text:p>0.15</text:p>
          </table:table-cell>
          <table:table-cell table:formula="of:=[.D871]" office:value-type="float" office:value="60" calcext:value-type="float">
            <text:p>60</text:p>
          </table:table-cell>
          <table:table-cell table:style-name="ce12" table:formula="of:=[.F871]*10^(26)" office:value-type="float" office:value="0.0002" calcext:value-type="float">
            <text:p>2.00E-04</text:p>
          </table:table-cell>
          <table:table-cell table:style-name="ce12" table:formula="of:=[.G871]*10^(26)" office:value-type="float" office:value="0.0000029" calcext:value-type="float">
            <text:p>2.9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/>
          <table:table-cell table:formula="of:=[.C872]/1000" office:value-type="float" office:value="0.077" calcext:value-type="float">
            <text:p>0.077</text:p>
          </table:table-cell>
          <table:table-cell table:formula="of:=[.D872]" office:value-type="float" office:value="160" calcext:value-type="float">
            <text:p>160</text:p>
          </table:table-cell>
          <table:table-cell table:style-name="ce12" table:formula="of:=[.F872]*10^(26)" office:value-type="float" office:value="0.00000804" calcext:value-type="float">
            <text:p>8.04E-06</text:p>
          </table:table-cell>
          <table:table-cell table:style-name="ce12" table:formula="of:=[.G872]*10^(26)" office:value-type="float" office:value="0.00000093" calcext:value-type="float">
            <text:p>9.3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/>
          <table:table-cell table:formula="of:=[.C873]/1000" office:value-type="float" office:value="0.205" calcext:value-type="float">
            <text:p>0.205</text:p>
          </table:table-cell>
          <table:table-cell table:formula="of:=[.D873]" office:value-type="float" office:value="60" calcext:value-type="float">
            <text:p>60</text:p>
          </table:table-cell>
          <table:table-cell table:style-name="ce12" table:formula="of:=[.F873]*10^(26)" office:value-type="float" office:value="0.0000791" calcext:value-type="float">
            <text:p>7.91E-05</text:p>
          </table:table-cell>
          <table:table-cell table:style-name="ce12" table:formula="of:=[.G873]*10^(26)" office:value-type="float" office:value="0.0000024" calcext:value-type="float">
            <text:p>2.4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/>
          <table:table-cell table:formula="of:=[.C874]/1000" office:value-type="float" office:value="0.247" calcext:value-type="float">
            <text:p>0.247</text:p>
          </table:table-cell>
          <table:table-cell table:formula="of:=[.D874]" office:value-type="float" office:value="60" calcext:value-type="float">
            <text:p>60</text:p>
          </table:table-cell>
          <table:table-cell table:style-name="ce12" table:formula="of:=[.F874]*10^(26)" office:value-type="float" office:value="0.0000346" calcext:value-type="float">
            <text:p>3.46E-05</text:p>
          </table:table-cell>
          <table:table-cell table:style-name="ce12" table:formula="of:=[.G874]*10^(26)" office:value-type="float" office:value="0.0000019" calcext:value-type="float">
            <text:p>1.90E-0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/>
          <table:table-cell table:formula="of:=[.C875]/1000" office:value-type="float" office:value="0.127" calcext:value-type="float">
            <text:p>0.127</text:p>
          </table:table-cell>
          <table:table-cell table:formula="of:=[.D875]" office:value-type="float" office:value="160" calcext:value-type="float">
            <text:p>160</text:p>
          </table:table-cell>
          <table:table-cell table:style-name="ce12" table:formula="of:=[.F875]*10^(26)" office:value-type="float" office:value="0.00000237" calcext:value-type="float">
            <text:p>2.37E-06</text:p>
          </table:table-cell>
          <table:table-cell table:style-name="ce12" table:formula="of:=[.G875]*10^(26)" office:value-type="float" office:value="0.0000002" calcext:value-type="float">
            <text:p>2.0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/>
          <table:table-cell table:formula="of:=[.C876]/1000" office:value-type="float" office:value="0.3" calcext:value-type="float">
            <text:p>0.3</text:p>
          </table:table-cell>
          <table:table-cell table:formula="of:=[.D876]" office:value-type="float" office:value="60" calcext:value-type="float">
            <text:p>60</text:p>
          </table:table-cell>
          <table:table-cell table:style-name="ce12" table:formula="of:=[.F876]*10^(26)" office:value-type="float" office:value="0.00001306" calcext:value-type="float">
            <text:p>1.31E-05</text:p>
          </table:table-cell>
          <table:table-cell table:style-name="ce12" table:formula="of:=[.G876]*10^(26)" office:value-type="float" office:value="0.00000043" calcext:value-type="float">
            <text:p>4.3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/>
          <table:table-cell table:formula="of:=[.C877]/1000" office:value-type="float" office:value="0.35" calcext:value-type="float">
            <text:p>0.35</text:p>
          </table:table-cell>
          <table:table-cell table:formula="of:=[.D877]" office:value-type="float" office:value="60" calcext:value-type="float">
            <text:p>60</text:p>
          </table:table-cell>
          <table:table-cell table:style-name="ce12" table:formula="of:=[.F877]*10^(26)" office:value-type="float" office:value="0.00000534" calcext:value-type="float">
            <text:p>5.34E-06</text:p>
          </table:table-cell>
          <table:table-cell table:style-name="ce12" table:formula="of:=[.G877]*10^(26)" office:value-type="float" office:value="0.00000018" calcext:value-type="float">
            <text:p>1.80E-0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/>
          <table:table-cell table:formula="of:=[.C878]/1000" office:value-type="float" office:value="0.183" calcext:value-type="float">
            <text:p>0.183</text:p>
          </table:table-cell>
          <table:table-cell table:formula="of:=[.D878]" office:value-type="float" office:value="160" calcext:value-type="float">
            <text:p>160</text:p>
          </table:table-cell>
          <table:table-cell table:style-name="ce12" table:formula="of:=[.F878]*10^(26)" office:value-type="float" office:value="0.000000555" calcext:value-type="float">
            <text:p>5.55E-07</text:p>
          </table:table-cell>
          <table:table-cell table:style-name="ce12" table:formula="of:=[.G878]*10^(26)" office:value-type="float" office:value="0.000000043" calcext:value-type="float">
            <text:p>4.30E-0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3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7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XS (fm^2/sr)</text:p>
          </table:table-cell>
          <table:table-cell table:style-name="ce1" office:value-type="string" calcext:value-type="string">
            <text:p>Error (fm^2/sr)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2"/>
          <table:table-cell table:formula="of:=[.D1026]/1000" office:value-type="float" office:value="0.0772" calcext:value-type="float">
            <text:p>0.0772</text:p>
          </table:table-cell>
          <table:table-cell table:formula="of:=[.E1026]" office:value-type="float" office:value="45" calcext:value-type="float">
            <text:p>45</text:p>
          </table:table-cell>
          <table:table-cell table:formula="of:=[.F1026]*10^-4" office:value-type="float" office:value="0.000452" calcext:value-type="float">
            <text:p>4.520E-4</text:p>
          </table:table-cell>
          <table:table-cell table:formula="of:=[.G1026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table:formula="of:=[.D1027]/1000" office:value-type="float" office:value="0.0894" calcext:value-type="float">
            <text:p>0.0894</text:p>
          </table:table-cell>
          <table:table-cell table:formula="of:=[.E1027]" office:value-type="float" office:value="45" calcext:value-type="float">
            <text:p>45</text:p>
          </table:table-cell>
          <table:table-cell table:formula="of:=[.F1027]*10^-4" office:value-type="float" office:value="0.00033" calcext:value-type="float">
            <text:p>3.300E-4</text:p>
          </table:table-cell>
          <table:table-cell table:formula="of:=[.G1027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2"/>
          <table:table-cell table:formula="of:=[.D1028]/1000" office:value-type="float" office:value="0.0968" calcext:value-type="float">
            <text:p>0.0968</text:p>
          </table:table-cell>
          <table:table-cell table:formula="of:=[.E1028]" office:value-type="float" office:value="45" calcext:value-type="float">
            <text:p>45</text:p>
          </table:table-cell>
          <table:table-cell table:formula="of:=[.F1028]*10^-4" office:value-type="float" office:value="0.000228" calcext:value-type="float">
            <text:p>2.280E-4</text:p>
          </table:table-cell>
          <table:table-cell table:formula="of:=[.G1028]*10^-4" office:value-type="float" office:value="0.000003" calcext:value-type="float">
            <text:p>0.000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2"/>
          <table:table-cell table:formula="of:=[.D1029]/1000" office:value-type="float" office:value="0.1002" calcext:value-type="float">
            <text:p>0.1002</text:p>
          </table:table-cell>
          <table:table-cell table:formula="of:=[.E1029]" office:value-type="float" office:value="45" calcext:value-type="float">
            <text:p>45</text:p>
          </table:table-cell>
          <table:table-cell table:formula="of:=[.F1029]*10^-4" office:value-type="float" office:value="0.000226" calcext:value-type="float">
            <text:p>2.260E-4</text:p>
          </table:table-cell>
          <table:table-cell table:formula="of:=[.G1029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  <table:table-cell table:formula="of:=[.D1030]/1000" office:value-type="float" office:value="0.1124" calcext:value-type="float">
            <text:p>0.1124</text:p>
          </table:table-cell>
          <table:table-cell table:formula="of:=[.E1030]" office:value-type="float" office:value="45" calcext:value-type="float">
            <text:p>45</text:p>
          </table:table-cell>
          <table:table-cell table:formula="of:=[.F1030]*10^-4" office:value-type="float" office:value="0.000187" calcext:value-type="float">
            <text:p>1.870E-4</text:p>
          </table:table-cell>
          <table:table-cell table:formula="of:=[.G1030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2"/>
          <table:table-cell table:formula="of:=[.D1031]/1000" office:value-type="float" office:value="0.119" calcext:value-type="float">
            <text:p>0.119</text:p>
          </table:table-cell>
          <table:table-cell table:formula="of:=[.E1031]" office:value-type="float" office:value="45" calcext:value-type="float">
            <text:p>45</text:p>
          </table:table-cell>
          <table:table-cell table:formula="of:=[.F1031]*10^-4" office:value-type="float" office:value="0.00017" calcext:value-type="float">
            <text:p>1.700E-4</text:p>
          </table:table-cell>
          <table:table-cell table:formula="of:=[.G1031]*10^-4" office:value-type="float" office:value="0.000001" calcext:value-type="float">
            <text:p>0.000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2"/>
          <table:table-cell table:formula="of:=[.D1032]/1000" office:value-type="float" office:value="0.1284" calcext:value-type="float">
            <text:p>0.1284</text:p>
          </table:table-cell>
          <table:table-cell table:formula="of:=[.E1032]" office:value-type="float" office:value="45" calcext:value-type="float">
            <text:p>45</text:p>
          </table:table-cell>
          <table:table-cell table:formula="of:=[.F1032]*10^-4" office:value-type="float" office:value="0.000143" calcext:value-type="float">
            <text:p>1.430E-4</text:p>
          </table:table-cell>
          <table:table-cell table:formula="of:=[.G1032]*10^-4"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2"/>
          <table:table-cell table:formula="of:=[.D1033]/1000" office:value-type="float" office:value="0.1347" calcext:value-type="float">
            <text:p>0.1347</text:p>
          </table:table-cell>
          <table:table-cell table:formula="of:=[.E1033]" office:value-type="float" office:value="45" calcext:value-type="float">
            <text:p>45</text:p>
          </table:table-cell>
          <table:table-cell table:formula="of:=[.F1033]*10^-4" office:value-type="float" office:value="0.000124" calcext:value-type="float">
            <text:p>1.240E-4</text:p>
          </table:table-cell>
          <table:table-cell table:formula="of:=[.G1033]*10^-4" office:value-type="float" office:value="0.000001" calcext:value-type="float">
            <text:p>0.000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4]/1000" office:value-type="float" office:value="0.1388" calcext:value-type="float">
            <text:p>0.1388</text:p>
          </table:table-cell>
          <table:table-cell table:formula="of:=[.E1034]" office:value-type="float" office:value="45" calcext:value-type="float">
            <text:p>45</text:p>
          </table:table-cell>
          <table:table-cell table:formula="of:=[.F1034]*10^-4" office:value-type="float" office:value="0.0000779" calcext:value-type="float">
            <text:p>7.790E-5</text:p>
          </table:table-cell>
          <table:table-cell table:formula="of:=[.G1034]*10^-4" office:value-type="float" office:value="0.0000009" calcext:value-type="float">
            <text:p>0.0000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2"/>
          <table:table-cell table:formula="of:=[.D1035]/1000" office:value-type="float" office:value="0.1429" calcext:value-type="float">
            <text:p>0.1429</text:p>
          </table:table-cell>
          <table:table-cell table:formula="of:=[.E1035]" office:value-type="float" office:value="45" calcext:value-type="float">
            <text:p>45</text:p>
          </table:table-cell>
          <table:table-cell table:formula="of:=[.F1035]*10^-4" office:value-type="float" office:value="0.0000953" calcext:value-type="float">
            <text:p>9.530E-5</text:p>
          </table:table-cell>
          <table:table-cell table:formula="of:=[.G1035]*10^-4" office:value-type="float" office:value="0.0000009" calcext:value-type="float">
            <text:p>0.0000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2"/>
          <table:table-cell table:formula="of:=[.D1036]/1000" office:value-type="float" office:value="0.1467" calcext:value-type="float">
            <text:p>0.1467</text:p>
          </table:table-cell>
          <table:table-cell table:formula="of:=[.E1036]" office:value-type="float" office:value="45" calcext:value-type="float">
            <text:p>45</text:p>
          </table:table-cell>
          <table:table-cell table:formula="of:=[.F1036]*10^-4" office:value-type="float" office:value="0.0000659" calcext:value-type="float">
            <text:p>6.590E-5</text:p>
          </table:table-cell>
          <table:table-cell table:formula="of:=[.G1036]*10^-4" office:value-type="float" office:value="0.0000008" calcext:value-type="float">
            <text:p>0.0000008</text:p>
          </table:table-cell>
          <table:table-cell table:number-columns-repeated="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9"/>
        </table:table-row>
        <table:table-row table:style-name="ro1" table:number-rows-repeated="104752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4:15:31.467973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10-15T22:57:04.194467235</dc:date>
    <meta:editing-duration>P66DT22H39M</meta:editing-duration>
    <meta:editing-cycles>266</meta:editing-cycles>
    <meta:document-statistic meta:table-count="1" meta:cell-count="6667" meta:object-count="0"/>
  </office:meta>
</office:document-meta>
</file>